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3.007cm" style:rel-column-width="11944*"/>
    </style:style>
    <style:style style:name="Таблица4.B" style:family="table-column">
      <style:table-column-properties style:column-width="3.39cm" style:rel-column-width="13464*"/>
    </style:style>
    <style:style style:name="Таблица4.C" style:family="table-column">
      <style:table-column-properties style:column-width="3.2cm" style:rel-column-width="12707*"/>
    </style:style>
    <style:style style:name="Таблица4.D" style:family="table-column">
      <style:table-column-properties style:column-width="3.604cm" style:rel-column-width="14311*"/>
    </style:style>
    <style:style style:name="Таблица4.E" style:family="table-column">
      <style:table-column-properties style:column-width="3.3cm" style:rel-column-width="1310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3.007cm" style:rel-column-width="11944*"/>
    </style:style>
    <style:style style:name="Таблица2.B" style:family="table-column">
      <style:table-column-properties style:column-width="3.39cm" style:rel-column-width="13464*"/>
    </style:style>
    <style:style style:name="Таблица2.C" style:family="table-column">
      <style:table-column-properties style:column-width="3.2cm" style:rel-column-width="12707*"/>
    </style:style>
    <style:style style:name="Таблица2.D" style:family="table-column">
      <style:table-column-properties style:column-width="3.604cm" style:rel-column-width="14311*"/>
    </style:style>
    <style:style style:name="Таблица2.E" style:family="table-column">
      <style:table-column-properties style:column-width="3.3cm" style:rel-column-width="13109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8336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a972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8336" officeooo:paragraph-rsid="003c8336" style:font-size-complex="14pt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1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8336" officeooo:paragraph-rsid="003c8336" style:font-size-complex="14pt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d4a57" officeooo:paragraph-rsid="0041b17c" style:font-size-asian="11pt" style:font-size-complex="11pt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1b17c" style:font-size-asian="11pt" style:font-size-complex="11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39f75" style:font-size-asian="11pt" style:font-size-complex="11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3f099" style:font-size-asian="11pt" style:font-size-complex="11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525c7" style:font-size-asian="11pt" style:font-size-complex="11pt"/>
    </style:style>
    <style:style style:name="P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61a61" style:font-size-asian="11pt" style:font-size-complex="11pt"/>
    </style:style>
    <style:style style:name="P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3f099" officeooo:paragraph-rsid="0043f099" style:font-size-asian="11pt" style:font-size-complex="11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525c7" officeooo:paragraph-rsid="004525c7" style:font-size-asian="11pt" style:font-size-complex="11pt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61a61" officeooo:paragraph-rsid="00461a61" style:font-size-asian="11pt" style:font-size-complex="11pt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48d54b" officeooo:paragraph-rsid="0048d54b" style:font-size-asian="11pt" style:font-size-complex="11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41b17c" style:font-size-asian="11pt" style:font-size-complex="11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39f75" officeooo:paragraph-rsid="00439f75" style:font-size-asian="11pt" style:font-size-complex="11pt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3f099" officeooo:paragraph-rsid="0043f099" style:font-size-asian="11pt" style:font-size-complex="11pt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525c7" officeooo:paragraph-rsid="004525c7" style:font-size-asian="11pt" style:font-size-complex="11pt"/>
    </style:style>
    <style:style style:name="P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61a61" officeooo:paragraph-rsid="00461a61" style:font-size-asian="11pt" style:font-size-complex="11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1b17c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39f75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3f099"/>
    </style:style>
    <style:style style:name="P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525c7"/>
    </style:style>
    <style:style style:name="P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8d54b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61a61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fo:language="en" fo:country="US" officeooo:rsid="00136246" officeooo:paragraph-rsid="0018933d"/>
    </style:style>
    <style:style style:name="P37" style:family="paragraph" style:parent-style-name="Standard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8" style:family="paragraph" style:parent-style-name="Standard"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paragraph-properties fo:text-align="end" style:justify-single-word="false"/>
      <style:text-properties fo:color="#000000" style:font-name="Times New Roman" fo:font-size="14pt" fo:language="ru" fo:country="RU" officeooo:rsid="0041b17c" officeooo:paragraph-rsid="0041b17c" style:font-size-asian="14pt" style:language-asian="ru" style:country-asian="RU" style:font-name-complex="Times New Roman5" style:font-size-complex="14pt" style:language-complex="ar" style:country-complex="SA"/>
    </style:style>
    <style:style style:name="P40" style:family="paragraph" style:parent-style-name="Standard">
      <style:paragraph-properties fo:text-align="center" style:justify-single-word="false"/>
      <style:text-properties fo:color="#000000"/>
    </style:style>
    <style:style style:name="P41" style:family="paragraph" style:parent-style-name="Standard">
      <style:text-properties fo:color="#000000" fo:language="en" fo:country="US" officeooo:rsid="00136246" officeooo:paragraph-rsid="0018933d"/>
    </style:style>
    <style:style style:name="P42" style:family="paragraph" style:parent-style-name="Text_20_body">
      <style:text-properties fo:color="#000000"/>
    </style:style>
    <style:style style:name="P43" style:family="paragraph" style:parent-style-name="Text_20_body">
      <style:text-properties fo:color="#000000" officeooo:rsid="0049b5d4" officeooo:paragraph-rsid="0049b5d4"/>
    </style:style>
    <style:style style:name="P44" style:family="paragraph" style:parent-style-name="Text_20_body">
      <style:text-properties fo:color="#000000" officeooo:rsid="000ef043" officeooo:paragraph-rsid="000ef043"/>
    </style:style>
    <style:style style:name="P45" style:family="paragraph" style:parent-style-name="Standard">
      <style:paragraph-properties fo:break-before="page"/>
      <style:text-properties fo:color="#000000" fo:language="en" fo:country="US" officeooo:rsid="00136246" officeooo:paragraph-rsid="0018933d"/>
    </style:style>
    <style:style style:name="P46" style:family="paragraph" style:parent-style-name="Heading_20_1">
      <style:paragraph-properties fo:break-before="page"/>
      <style:text-properties fo:color="#000000" officeooo:rsid="000ef043" officeooo:paragraph-rsid="003724e9"/>
    </style:style>
    <style:style style:name="P47" style:family="paragraph" style:parent-style-name="Heading_20_2">
      <style:text-properties fo:color="#000000"/>
    </style:style>
    <style:style style:name="P48" style:family="paragraph" style:parent-style-name="Heading_20_2">
      <style:text-properties fo:color="#000000" officeooo:paragraph-rsid="0041b17c"/>
    </style:style>
    <style:style style:name="P49" style:family="paragraph" style:parent-style-name="Heading_20_2">
      <style:paragraph-properties fo:break-before="page"/>
      <style:text-properties fo:color="#000000"/>
    </style:style>
    <style:style style:name="P5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1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fo:font-style="normal" officeooo:rsid="0049b5d4" officeooo:paragraph-rsid="0049b5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52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3d4a57" officeooo:paragraph-rsid="003d4a5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officeooo:rsid="0058f50f" officeooo:paragraph-rsid="005bc138" style:font-size-asian="14pt" style:language-asian="ru" style:country-asian="RU" style:font-name-complex="Times New Roman5" style:font-size-complex="14pt" style:language-complex="ar" style:country-complex="SA"/>
    </style:style>
    <style:style style:name="P54" style:family="paragraph" style:parent-style-name="Standard">
      <style:paragraph-properties fo:text-align="start" style:justify-single-word="false"/>
      <style:text-properties officeooo:paragraph-rsid="0059b7cd"/>
    </style:style>
    <style:style style:name="P55" style:family="paragraph" style:parent-style-name="Standard">
      <style:paragraph-properties fo:text-align="start" style:justify-single-word="false"/>
      <style:text-properties officeooo:paragraph-rsid="005bc138"/>
    </style:style>
    <style:style style:name="P56" style:family="paragraph" style:parent-style-name="Standard">
      <style:paragraph-properties fo:text-align="start" style:justify-single-word="false"/>
      <style:text-properties officeooo:rsid="0059b7cd" officeooo:paragraph-rsid="0059b7cd"/>
    </style:style>
    <style:style style:name="P57" style:family="paragraph" style:parent-style-name="Standard">
      <style:paragraph-properties fo:text-align="start" style:justify-single-word="false"/>
      <style:text-properties officeooo:rsid="0059b7cd" officeooo:paragraph-rsid="005bc138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59b7cd" officeooo:paragraph-rsid="0059b7cd" style:font-size-asian="11pt" style:font-size-complex="11pt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59b7cd" officeooo:paragraph-rsid="0059e2f3" style:font-size-asian="11pt" style:font-size-complex="11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59b7cd" officeooo:paragraph-rsid="005b1950" style:font-size-asian="11pt" style:font-size-complex="11pt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1pt" officeooo:rsid="0059b7cd" officeooo:paragraph-rsid="0059e2f3" style:font-size-asian="11pt" style:font-size-complex="11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1pt" officeooo:rsid="0059b7cd" officeooo:paragraph-rsid="005b1950" style:font-size-asian="11pt" style:font-size-complex="11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4pt" fo:language="ru" fo:country="RU" officeooo:rsid="0058f50f" officeooo:paragraph-rsid="005bc138" style:font-size-asian="14pt" style:language-asian="ru" style:country-asian="RU" style:font-name-complex="Times New Roman5" style:font-size-complex="14pt" style:language-complex="ar" style:country-complex="SA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4pt" fo:language="ru" fo:country="RU" officeooo:rsid="0058f50f" officeooo:paragraph-rsid="0041b17c" style:font-size-asian="14pt" style:language-asian="ru" style:country-asian="RU" style:font-name-complex="Times New Roman5" style:font-size-complex="14pt" style:language-complex="ar" style:country-complex="SA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rsid="0059b7cd" officeooo:paragraph-rsid="0059b7cd" style:font-size-asian="11pt" style:font-size-complex="11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paragraph-rsid="0059b7cd" style:font-size-asian="11pt" style:font-size-complex="11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paragraph-rsid="0059e2f3" style:font-size-asian="11pt" style:font-size-complex="11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officeooo:paragraph-rsid="005b1950" style:font-size-asian="11pt" style:font-size-complex="11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9b7cd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9e2f3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b1950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bc138"/>
    </style:style>
    <style:style style:name="P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fcb48" officeooo:paragraph-rsid="003fcb48" style:font-size-asian="11pt" style:font-size-complex="11pt"/>
    </style:style>
    <style:style style:name="P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3ee1ca" style:font-size-asian="11pt" style:font-size-complex="11pt"/>
    </style:style>
    <style:style style:name="P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41b17c" style:font-size-asian="11pt" style:font-size-complex="11pt"/>
    </style:style>
    <style:style style:name="P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3ee1ca" style:font-size-asian="11pt" style:font-size-complex="11pt"/>
    </style:style>
    <style:style style:name="P7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3fcb48" style:font-size-asian="11pt" style:font-size-complex="11pt"/>
    </style:style>
    <style:style style:name="P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d4a57" officeooo:paragraph-rsid="003d4a57" style:font-size-asian="11pt" style:font-size-complex="11pt"/>
    </style:style>
    <style:style style:name="P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fcb48" officeooo:paragraph-rsid="003fcb48" style:font-size-asian="11pt" style:font-size-complex="11pt"/>
    </style:style>
    <style:style style:name="P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1b17c"/>
    </style:style>
    <style:style style:name="P8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43f099"/>
    </style:style>
    <style:style style:name="P8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3ee1ca"/>
    </style:style>
    <style:style style:name="P8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paragraph-rsid="003fcb48"/>
    </style:style>
    <style:style style:name="P8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officeooo:rsid="003fcb48" officeooo:paragraph-rsid="003fcb48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3c833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style:font-name="Times New Roman" fo:font-size="14pt" fo:language="ru" fo:country="RU" officeooo:rsid="003c83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style:font-name="Times New Roman" fo:font-size="14pt" officeooo:rsid="003c8336" style:font-size-complex="14pt"/>
    </style:style>
    <style:style style:name="T9" style:family="text">
      <style:text-properties style:font-name="Times New Roman" fo:font-size="14pt" officeooo:rsid="0059b7cd"/>
    </style:style>
    <style:style style:name="T10" style:family="text">
      <style:text-properties style:font-name="Times New Roman" style:font-size-complex="14pt"/>
    </style:style>
    <style:style style:name="T11" style:family="text">
      <style:text-properties style:font-name="Times New Roman" fo:font-size="11pt" style:font-size-asian="11pt" style:font-size-complex="11pt"/>
    </style:style>
    <style:style style:name="T12" style:family="text">
      <style:text-properties style:font-name="Times New Roman" fo:font-size="11pt" officeooo:rsid="003fcb48" style:font-size-asian="11pt" style:font-size-complex="11pt"/>
    </style:style>
    <style:style style:name="T13" style:family="text">
      <style:text-properties style:font-name="Times New Roman" fo:font-size="11pt" officeooo:rsid="0041b17c" style:font-size-asian="11pt" style:font-size-complex="11pt"/>
    </style:style>
    <style:style style:name="T14" style:family="text">
      <style:text-properties style:font-name="Times New Roman" fo:font-size="11pt" officeooo:rsid="00439f75" style:font-size-asian="11pt" style:font-size-complex="11pt"/>
    </style:style>
    <style:style style:name="T15" style:family="text">
      <style:text-properties style:font-name="Times New Roman" fo:font-size="11pt" officeooo:rsid="0043f099" style:font-size-asian="11pt" style:font-size-complex="11pt"/>
    </style:style>
    <style:style style:name="T16" style:family="text">
      <style:text-properties style:font-name="Times New Roman" fo:font-size="11pt" officeooo:rsid="004525c7" style:font-size-asian="11pt" style:font-size-complex="11pt"/>
    </style:style>
    <style:style style:name="T17" style:family="text">
      <style:text-properties style:font-name="Times New Roman" fo:font-size="11pt" officeooo:rsid="00461a61" style:font-size-asian="11pt" style:font-size-complex="11pt"/>
    </style:style>
    <style:style style:name="T18" style:family="text">
      <style:text-properties style:font-name="Times New Roman" fo:font-size="11pt" officeooo:rsid="0047800d" style:font-size-asian="11pt" style:font-size-complex="11pt"/>
    </style:style>
    <style:style style:name="T19" style:family="text">
      <style:text-properties style:font-name="Times New Roman" fo:font-size="11pt" officeooo:rsid="0048d54b" style:font-size-asian="11pt" style:font-size-complex="11pt"/>
    </style:style>
    <style:style style:name="T20" style:family="text">
      <style:text-properties style:font-name="Times New Roman" officeooo:rsid="0041b17c"/>
    </style:style>
    <style:style style:name="T21" style:family="text">
      <style:text-properties style:font-name="Times New Roman" officeooo:rsid="00439f75"/>
    </style:style>
    <style:style style:name="T22" style:family="text">
      <style:text-properties style:font-name="Times New Roman" officeooo:rsid="0043f099"/>
    </style:style>
    <style:style style:name="T23" style:family="text">
      <style:text-properties style:font-name="Times New Roman" officeooo:rsid="004525c7"/>
    </style:style>
    <style:style style:name="T24" style:family="text">
      <style:text-properties style:font-name="Times New Roman" officeooo:rsid="0047800d"/>
    </style:style>
    <style:style style:name="T25" style:family="text">
      <style:text-properties style:font-name="Times New Roman" fo:language="ru" fo:country="RU" style:language-asian="ru" style:country-asian="RU" style:font-name-complex="Times New Roman5" style:language-complex="ar" style:country-complex="SA"/>
    </style:style>
    <style:style style:name="T26" style:family="text">
      <style:text-properties style:font-name="Times New Roman" fo:language="ru" fo:country="RU" officeooo:rsid="004df155" style:language-asian="ru" style:country-asian="RU" style:font-name-complex="Times New Roman5" style:language-complex="ar" style:country-complex="SA"/>
    </style:style>
    <style:style style:name="T27" style:family="text">
      <style:text-properties fo:color="#000000" style:font-name="Times New Roman" fo:font-size="14pt" officeooo:rsid="004a972d"/>
    </style:style>
    <style:style style:name="T28" style:family="text"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9" style:family="text">
      <style:text-properties fo:color="#000000" style:font-name="Times New Roman" fo:font-size="14pt" fo:language="ru" fo:country="RU" officeooo:rsid="0058f50f" style:font-size-asian="14pt" style:language-asian="ru" style:country-asian="RU" style:font-name-complex="Times New Roman5" style:font-size-complex="14pt" style:language-complex="ar" style:country-complex="SA"/>
    </style:style>
    <style:style style:name="T30" style:family="text">
      <style:text-properties fo:color="#000000" style:font-name="Times New Roman" fo:font-size="14pt" fo:language="ru" fo:country="RU" officeooo:rsid="0059b7cd" style:font-size-asian="14pt" style:language-asian="ru" style:country-asian="RU" style:font-name-complex="Times New Roman5" style:font-size-complex="14pt" style:language-complex="ar" style:country-complex="SA"/>
    </style:style>
    <style:style style:name="T31" style:family="text">
      <style:text-properties fo:color="#000000" style:font-name="Times New Roman" fo:font-size="14pt" fo:language="ru" fo:country="RU" officeooo:rsid="005bc138" style:font-size-asian="14pt" style:language-asian="ru" style:country-asian="RU" style:font-name-complex="Times New Roman5" style:font-size-complex="14pt" style:language-complex="ar" style:country-complex="SA"/>
    </style:style>
    <style:style style:name="T32" style:family="text">
      <style:text-properties fo:color="#000000" style:font-name="Times New Roman" fo:font-size="11pt" fo:language="ru" fo:country="RU" officeooo:rsid="0059b7cd" style:font-size-asian="11pt" style:language-asian="ru" style:country-asian="RU" style:font-name-complex="Times New Roman5" style:font-size-complex="11pt" style:language-complex="ar" style:country-complex="SA"/>
    </style:style>
    <style:style style:name="T33" style:family="text">
      <style:text-properties fo:color="#000000" style:font-name="Times New Roman" fo:font-size="11pt" fo:language="ru" fo:country="RU" officeooo:rsid="005b1950" style:font-size-asian="11pt" style:language-asian="ru" style:country-asian="RU" style:font-name-complex="Times New Roman5" style:font-size-complex="11pt" style:language-complex="ar" style:country-complex="SA"/>
    </style:style>
    <style:style style:name="T34" style:family="text">
      <style:text-properties fo:color="#000000" style:font-name="Times New Roman" fo:language="ru" fo:country="RU" style:language-asian="ru" style:country-asian="RU" style:font-name-complex="Times New Roman5" style:language-complex="ar" style:country-complex="SA"/>
    </style:style>
    <style:style style:name="T35" style:family="text">
      <style:text-properties fo:color="#000000" style:font-name="Times New Roman" fo:language="ru" fo:country="RU" officeooo:rsid="0059b7cd" style:language-asian="ru" style:country-asian="RU" style:font-name-complex="Times New Roman5" style:language-complex="ar" style:country-complex="SA"/>
    </style:style>
    <style:style style:name="T36" style:family="text">
      <style:text-properties fo:color="#000000" officeooo:rsid="004a972d"/>
    </style:style>
    <style:style style:name="T37" style:family="text">
      <style:text-properties fo:font-variant="normal" fo:text-transform="none" fo:color="#000000" style:font-name="Times New Roman" fo:font-size="14pt" fo:language="ru" fo:country="RU" officeooo:rsid="003c83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38" style:family="text">
      <style:text-properties officeooo:rsid="003ee1ca"/>
    </style:style>
    <style:style style:name="T39" style:family="text">
      <style:text-properties officeooo:rsid="003fcb48"/>
    </style:style>
    <style:style style:name="T40" style:family="text">
      <style:text-properties fo:font-size="11pt" officeooo:rsid="003ee1ca" style:font-size-asian="11pt" style:font-size-complex="11pt"/>
    </style:style>
    <style:style style:name="T41" style:family="text">
      <style:text-properties fo:font-size="11pt" officeooo:rsid="003fcb48" style:font-size-asian="11pt" style:font-size-complex="11pt"/>
    </style:style>
    <style:style style:name="T42" style:family="text">
      <style:text-properties fo:font-size="11pt" officeooo:rsid="0041b17c" style:font-size-asian="11pt" style:font-size-complex="11pt"/>
    </style:style>
    <style:style style:name="T43" style:family="text">
      <style:text-properties fo:font-size="11pt" officeooo:rsid="00439f75" style:font-size-asian="11pt" style:font-size-complex="11pt"/>
    </style:style>
    <style:style style:name="T44" style:family="text">
      <style:text-properties fo:font-size="11pt" officeooo:rsid="0043f099" style:font-size-asian="11pt" style:font-size-complex="11pt"/>
    </style:style>
    <style:style style:name="T45" style:family="text">
      <style:text-properties fo:font-size="11pt" officeooo:rsid="004525c7" style:font-size-asian="11pt" style:font-size-complex="11pt"/>
    </style:style>
    <style:style style:name="T46" style:family="text">
      <style:text-properties fo:font-size="11pt" officeooo:rsid="00461a61" style:font-size-asian="11pt" style:font-size-complex="11pt"/>
    </style:style>
    <style:style style:name="T47" style:family="text">
      <style:text-properties fo:font-size="11pt" officeooo:rsid="0048d54b" style:font-size-asian="11pt" style:font-size-complex="11pt"/>
    </style:style>
    <style:style style:name="T48" style:family="text">
      <style:text-properties officeooo:rsid="0041b17c"/>
    </style:style>
    <style:style style:name="T49" style:family="text">
      <style:text-properties officeooo:rsid="00439f75"/>
    </style:style>
    <style:style style:name="T50" style:family="text">
      <style:text-properties officeooo:rsid="0043f099"/>
    </style:style>
    <style:style style:name="T51" style:family="text">
      <style:text-properties officeooo:rsid="00461a61"/>
    </style:style>
    <style:style style:name="T52" style:family="text">
      <style:text-properties officeooo:rsid="0048d54b"/>
    </style:style>
    <style:style style:name="T53" style:family="text">
      <style:text-properties officeooo:rsid="004a972d"/>
    </style:style>
    <style:style style:name="T54" style:family="text">
      <style:text-properties officeooo:rsid="0059b7cd"/>
    </style:style>
    <style:style style:name="T55" style:family="text">
      <style:text-properties fo:language="ru" fo:country="RU" officeooo:rsid="004df155" style:language-asian="ru" style:country-asian="RU" style:font-name-complex="Times New Roman5" style:language-complex="ar" style:country-complex="SA"/>
    </style:style>
    <style:style style:name="T56" style:family="text">
      <style:text-properties officeooo:rsid="005bc1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5">Кафедра МО ЭВМ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Book_20_Title"><text:span text:style-name="T1">отчет</text:span></text:span></text:p>
      <text:p text:style-name="P10"><text:span text:style-name="T3">по лабораторной работе №</text:span><text:span text:style-name="T4">1</text:span></text:p>
      <text:p text:style-name="P10"><text:span text:style-name="T3">по дисциплине «</text:span><text:span text:style-name="T5">Организация ЭВМ и систем</text:span><text:span text:style-name="T3">»</text:span></text:p>
      <text:p text:style-name="P3"><text:span text:style-name="Book_20_Title"><text:span text:style-name="T37">Трансляция, отладка и выполнение программ на языке Ассемблера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10">Студент гр. </text:span><text:span text:style-name="T8">0383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3"><text:s text:c="4"/>Девятериков И.С.</text:p>
          </table:table-cell>
        </table:table-row>
        <table:table-row table:style-name="Таблица1.1">
          <table:table-cell table:style-name="Таблица1.A1" office:value-type="string">
            <text:p text:style-name="P8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9">Ефремов М.А.</text:p>
          </table:table-cell>
        </table:table-row>
      </table:table>
      <text:p text:style-name="P7"/>
      <text:p text:style-name="P7"/>
      <text:p text:style-name="P7">Санкт-Петербург</text:p>
      <text:p text:style-name="P40"><text:span text:style-name="T6">20</text:span><text:span text:style-name="T7">21</text:span></text:p>
      <text:h text:style-name="P49" text:outline-level="2">Цель работы.</text:h>
      <text:p text:style-name="P43">Познакомиться с работой программ, написанных на Ассемблере. Изучить особенности работы низкоуровневого языка программирования. Проследить перевод инструкций Ассемблера в машинный код.</text:p>
      <text:p text:style-name="P44"/>
      <text:h text:style-name="P47" text:outline-level="2">Задание.</text:h>
      <text:p text:style-name="P37">Лабораторная работа 1 использует 2 готовых программы на ассемблере:</text:p>
      <text:p text:style-name="P37">hello1 – составлена с использованием сокращенного описания сегментов.</text:p>
      <text:p text:style-name="P37">hello2 – составлена с полным описанием сегментов и выводом строки, оформленным как процедура. Выполнение работы состоит из двух частей, по каждой из которых необходимо представить протокол с фиксацией всех выполняемых действий и полученных результатов.</text:p>
      <text:p text:style-name="P37">Уточнение задания следует посмотреть в файле lr1_comp.txt каталога Задания.</text:p>
      <text:p text:style-name="P37">Часть 1</text:p>
      <text:p text:style-name="P37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</text:p>
      <text:p text:style-name="P37">21H (команда Int 21h).</text:p>
      <text:p text:style-name="P37">Выполняемые функцией действия и задаваемые ей параметры - следующие:</text:p>
      <text:p text:style-name="P37">- обеспечивается вывод на экран строки символов, заканчивающейся знаком "$";</text:p>
      <text:p text:style-name="P37">- требуется задание в регистре ah номера функции, равного 09h, а в регистре dx -</text:p>
      <text:p text:style-name="P37">смещения адреса выводимой строки;</text:p>
      <text:p text:style-name="P37">- используется регистр ax и не сохраняется его содержимое.</text:p>
      <text:p text:style-name="P37"><text:soft-page-break/>2. Разобраться в структуре и реализации каждого сегмента программы. Непонятные</text:p>
      <text:p text:style-name="P37">фрагменты прояснить</text:p>
      <text:p text:style-name="P37">у преподавателя. Строку-приветствие преобразовать в</text:p>
      <text:p text:style-name="P37">соответствии со своими личными данными.</text:p>
      <text:p text:style-name="P37">3. Загрузить файл hello1.asm из каталога Задания в каталог Masm.</text:p>
      <text:p text:style-name="P37">4. Протранслировать программу с помощью строки</text:p>
      <text:p text:style-name="P37">&gt; masm hello1.asm</text:p>
      <text:p text:style-name="P37">c созданием объектного файла и файла диагностических сообщений (файла листинга).</text:p>
      <text:p text:style-name="P37">Объяснить и исправить синтаксические ошибки, если они будут обнаружены транслятором.</text:p>
      <text:p text:style-name="P37">Повторить трансляцию программы до получения объектного модуля.</text:p>
      <text:p text:style-name="P37">5. Скомпоновать загрузочный модуль с помощью строки</text:p>
      <text:p text:style-name="P37">&gt; link hello1.obj</text:p>
      <text:p text:style-name="P37">с созданием карты памяти и исполняемого файла hello1.exe.</text:p>
      <text:p text:style-name="P37">6. Выполнить программу в автоматическом режиме путем набора строки</text:p>
      <text:p text:style-name="P37">&gt; hello1.exe</text:p>
      <text:p text:style-name="P37">убедиться в корректности ее работы и зафиксировать результат выполнения в протоколе.</text:p>
      <text:p text:style-name="P37">7. Запустить выполнение программы под управлением отладчика с помощью команды</text:p>
      <text:p text:style-name="P37">&gt; afd hello1.exe</text:p>
      <text:p text:style-name="P37">3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<text:soft-page-break/>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p>
      <text:p text:style-name="P37">Выполнить пункты 1 - 7 части 1 настоящего задания применительно к программе</text:p>
      <text:p text:style-name="P37">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38"/>
      <text:h text:style-name="P47" text:outline-level="2">Выполнение работы.</text:h>
      <text:p text:style-name="P51">В ходе работы были скомпилированы два файла hello1.asm и hello2.asm. <text:span text:style-name="T53">Работа обоих из них представлена в Табл. 1 и Табл. 2 соответственно. </text:span></text:p>
      <text:p text:style-name="P72"><text:span text:style-name="T29">(AX) = 0000 <text:s text:c="3"/>(SI) = 0000<text:tab/>(</text:span><text:span text:style-name="T30">CS</text:span><text:span text:style-name="T29">) = </text:span><text:span text:style-name="T30">1A0</text:span><text:span text:style-name="T31">5</text:span><text:span text:style-name="T30"> <text:s text:c="3"/></text:span><text:span text:style-name="T29">(</text:span><text:span text:style-name="T30">IP</text:span><text:span text:style-name="T29">) = 00</text:span><text:span text:style-name="T31">10</text:span><text:span text:style-name="T30"><text:tab/> Stack +0 </text:span><text:span text:style-name="T31">8325</text:span></text:p>
      <text:p text:style-name="P72"><text:span text:style-name="T29">(BX) = 0000 <text:s text:c="3"/>(DI) = 0000<text:tab/>(</text:span><text:span text:style-name="T30">DS</text:span><text:span text:style-name="T29">) = </text:span><text:span text:style-name="T30">19F5<text:tab/><text:tab/><text:tab/><text:tab/> +2 </text:span><text:span text:style-name="T31">04C4</text:span></text:p>
      <text:p text:style-name="P72"><text:span text:style-name="T29">(CX) = 00</text:span><text:span text:style-name="T31">51</text:span><text:span text:style-name="T29"> <text:s text:c="3"/>(BP) = 0000<text:tab/>(</text:span><text:span text:style-name="T30">ES</text:span><text:span text:style-name="T29">) = </text:span><text:span text:style-name="T30">19F5<text:tab/> <text:s text:c="3"/></text:span><text:span text:style-name="T29">(</text:span><text:span text:style-name="T30">HS</text:span><text:span text:style-name="T29">) = </text:span><text:span text:style-name="T30">19F5<text:tab/><text:tab/> +4 </text:span><text:span text:style-name="T31">068E</text:span></text:p>
      <text:p text:style-name="P72"><text:span text:style-name="T29">(DX) = 0000 <text:s text:c="4"/>(SP) = 0</text:span><text:span text:style-name="T30">1</text:span><text:span text:style-name="T31">00</text:span><text:span text:style-name="T30"><text:tab/>(SS) = 1A0</text:span><text:span text:style-name="T31">B</text:span><text:span text:style-name="T30"> <text:s text:c="3"/></text:span><text:span text:style-name="T29">(</text:span><text:span text:style-name="T30">FS</text:span><text:span text:style-name="T29">) = </text:span><text:span text:style-name="T30">19F5<text:tab/><text:tab/> +6 </text:span><text:span text:style-name="T31">4FAA</text:span></text:p>
      <text:p text:style-name="P52">Табл.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294963360752">
          <table:table-cell table:style-name="Таблица2.A1" table:number-rows-spanned="2" office:value-type="string">
            <text:p text:style-name="P78">Адрес</text:p>
            <text:p text:style-name="P78">Команды</text:p>
          </table:table-cell>
          <table:table-cell table:style-name="Таблица2.A1" table:number-rows-spanned="2" office:value-type="string">
            <text:p text:style-name="P78">Символический код команды</text:p>
          </table:table-cell>
          <table:table-cell table:style-name="Таблица2.A1" table:number-rows-spanned="2" office:value-type="string">
            <text:p text:style-name="P78">16-ричный </text:p>
            <text:p text:style-name="P78">код команды</text:p>
          </table:table-cell>
          <table:table-cell table:style-name="Таблица2.D1" table:number-columns-spanned="2" office:value-type="string">
            <text:p text:style-name="P78">Содержимое регистров и ячеек памяти</text:p>
          </table:table-cell>
          <table:covered-table-cell/>
        </table:table-row>
        <table:table-row table:style-name="TableLine94294980511936">
          <table:covered-table-cell/>
          <table:covered-table-cell/>
          <table:covered-table-cell/>
          <table:table-cell table:style-name="Таблица2.D2" office:value-type="string">
            <text:p text:style-name="P78">до выполнения</text:p>
          </table:table-cell>
          <table:table-cell table:style-name="Таблица2.E2" office:value-type="string">
            <text:p text:style-name="P78">после выполнения</text:p>
          </table:table-cell>
        </table:table-row>
        <table:table-row table:style-name="TableLine94294962734416">
          <table:table-cell table:style-name="Таблица2.D2" office:value-type="string">
            <text:p text:style-name="P76">0010</text:p>
          </table:table-cell>
          <table:table-cell table:style-name="Таблица2.D2" office:value-type="string">
            <text:p text:style-name="P76">MOV AX, 1A07</text:p>
          </table:table-cell>
          <table:table-cell table:style-name="Таблица2.D2" office:value-type="string">
            <text:p text:style-name="P79">B8071A</text:p>
          </table:table-cell>
          <table:table-cell table:style-name="Таблица2.D2" office:value-type="string">
            <text:p text:style-name="P76">(AX) = 0000</text:p>
            <text:p text:style-name="P76">(IP) = 0010</text:p>
          </table:table-cell>
          <table:table-cell table:style-name="Таблица2.E2" office:value-type="string">
            <text:p text:style-name="P76">(AX) = 1A07</text:p>
            <text:p text:style-name="P76">(IP) = 0013</text:p>
          </table:table-cell>
        </table:table-row>
        <table:table-row table:style-name="TableLine94294979584544">
          <table:table-cell table:style-name="Таблица2.D2" office:value-type="string">
            <text:p text:style-name="P76">001<text:span text:style-name="T39">3</text:span></text:p>
          </table:table-cell>
          <table:table-cell table:style-name="Таблица2.D2" office:value-type="string">
            <text:p text:style-name="P76">MOV <text:span text:style-name="T39">DS, </text:span>AX</text:p>
          </table:table-cell>
          <table:table-cell table:style-name="Таблица2.D2" office:value-type="string">
            <text:p text:style-name="P73">8ED8</text:p>
          </table:table-cell>
          <table:table-cell table:style-name="Таблица2.D2" office:value-type="string">
            <text:p text:style-name="P77">(AX) = 1A07</text:p>
            <text:p text:style-name="P79">(DS) = 19F5</text:p>
            <text:p text:style-name="P76">(IP) = 001<text:span text:style-name="T39">3</text:span></text:p>
          </table:table-cell>
          <table:table-cell table:style-name="Таблица2.E2" office:value-type="string">
            <text:p text:style-name="P76">(AX) = 1A07</text:p>
            <text:p text:style-name="P79">(DS) = <text:span text:style-name="T38">1A07</text:span></text:p>
            <text:p text:style-name="P76">(IP) = 001<text:span text:style-name="T39">5</text:span></text:p>
          </table:table-cell>
        </table:table-row>
        <table:table-row table:style-name="TableLine94294963128272">
          <table:table-cell table:style-name="Таблица2.D2" office:value-type="string">
            <text:p text:style-name="P76">001<text:span text:style-name="T39">5</text:span></text:p>
          </table:table-cell>
          <table:table-cell table:style-name="Таблица2.D2" office:value-type="string">
            <text:p text:style-name="P76">MOV <text:span text:style-name="T39">DX, 0000</text:span></text:p>
          </table:table-cell>
          <table:table-cell table:style-name="Таблица2.D2" office:value-type="string">
            <text:p text:style-name="P73">BA0000</text:p>
          </table:table-cell>
          <table:table-cell table:style-name="Таблица2.D2" office:value-type="string">
            <text:p text:style-name="P77">(<text:span text:style-name="T39">D</text:span>X) = <text:span text:style-name="T39">0000</text:span></text:p>
            <text:p text:style-name="P76">(IP) = 001<text:span text:style-name="T39">5</text:span></text:p>
          </table:table-cell>
          <table:table-cell table:style-name="Таблица2.E2" office:value-type="string">
            <text:p text:style-name="P76">(<text:span text:style-name="T39">D</text:span>X) = <text:span text:style-name="T39">0000</text:span></text:p>
            <text:p text:style-name="P76">(IP) = 001<text:span text:style-name="T39">8</text:span></text:p>
          </table:table-cell>
        </table:table-row>
        <table:table-row table:style-name="TableLine94294980644704">
          <table:table-cell table:style-name="Таблица2.D2" office:value-type="string">
            <text:p text:style-name="P76">001<text:span text:style-name="T39">8</text:span></text:p>
          </table:table-cell>
          <table:table-cell table:style-name="Таблица2.D2" office:value-type="string">
            <text:p text:style-name="P82"><text:span text:style-name="T40">MOV </text:span><text:span text:style-name="T12">AH, 09</text:span></text:p>
          </table:table-cell>
          <table:table-cell table:style-name="Таблица2.D2" office:value-type="string">
            <text:p text:style-name="P73">B409</text:p>
          </table:table-cell>
          <table:table-cell table:style-name="Таблица2.D2" office:value-type="string">
            <text:p text:style-name="P77">(<text:span text:style-name="T39">AX</text:span>) = <text:span text:style-name="T39">1A07</text:span></text:p>
            <text:p text:style-name="P76">(IP) = 001<text:span text:style-name="T39">8</text:span></text:p>
          </table:table-cell>
          <table:table-cell table:style-name="Таблица2.E2" office:value-type="string">
            <text:p text:style-name="P16">(<text:span text:style-name="T48">A</text:span>X) = <text:span text:style-name="T39">0907</text:span></text:p>
            <text:p text:style-name="P16">(IP) = 001<text:span text:style-name="T39">A</text:span></text:p>
          </table:table-cell>
        </table:table-row>
        <text:soft-page-break/>
        <table:table-row table:style-name="TableLine94294980759744">
          <table:table-cell table:style-name="Таблица2.D2" office:value-type="string">
            <text:p text:style-name="P76">001<text:span text:style-name="T39">A</text:span></text:p>
          </table:table-cell>
          <table:table-cell table:style-name="Таблица2.D2" office:value-type="string">
            <text:p text:style-name="P73">INT 21</text:p>
          </table:table-cell>
          <table:table-cell table:style-name="Таблица2.D2" office:value-type="string">
            <text:p text:style-name="P84"><text:span text:style-name="T11">CD21</text:span></text:p>
          </table:table-cell>
          <table:table-cell table:style-name="Таблица2.D2" office:value-type="string">
            <text:p text:style-name="P76">(IP) = 001<text:span text:style-name="T39">A</text:span></text:p>
          </table:table-cell>
          <table:table-cell table:style-name="Таблица2.E2" office:value-type="string">
            <text:p text:style-name="P76">(IP) = 001<text:span text:style-name="T39">C</text:span></text:p>
          </table:table-cell>
        </table:table-row>
        <table:table-row table:style-name="TableLine94294962797312">
          <table:table-cell table:style-name="Таблица2.D2" office:value-type="string">
            <text:p text:style-name="P76">001<text:span text:style-name="T39">C</text:span></text:p>
          </table:table-cell>
          <table:table-cell table:style-name="Таблица2.D2" office:value-type="string">
            <text:p text:style-name="P82"><text:span text:style-name="T40">MOV </text:span><text:span text:style-name="T12">AH, </text:span><text:span text:style-name="T13">4C</text:span></text:p>
          </table:table-cell>
          <table:table-cell table:style-name="Таблица2.D2" office:value-type="string">
            <text:p text:style-name="P83"><text:span text:style-name="T12">B4</text:span><text:span text:style-name="T13">4C</text:span></text:p>
          </table:table-cell>
          <table:table-cell table:style-name="Таблица2.D2" office:value-type="string">
            <text:p text:style-name="P83"><text:span text:style-name="T40">(</text:span><text:span text:style-name="T41">AX</text:span><text:span text:style-name="T40">) = </text:span><text:span text:style-name="T13">09</text:span><text:span text:style-name="T41">07</text:span></text:p>
            <text:p text:style-name="P76">(IP) = 001<text:span text:style-name="T48">C</text:span></text:p>
          </table:table-cell>
          <table:table-cell table:style-name="Таблица2.E2" office:value-type="string">
            <text:p text:style-name="P16">(<text:span text:style-name="T48">A</text:span>X) = <text:span text:style-name="T48">4C</text:span><text:span text:style-name="T39">07</text:span></text:p>
            <text:p text:style-name="P16">(IP) = 001<text:span text:style-name="T48">E</text:span></text:p>
          </table:table-cell>
        </table:table-row>
        <table:table-row table:style-name="TableLine94294887813184">
          <table:table-cell table:style-name="Таблица2.D2" office:value-type="string">
            <text:p text:style-name="P76">001<text:span text:style-name="T48">E</text:span></text:p>
          </table:table-cell>
          <table:table-cell table:style-name="Таблица2.D2" office:value-type="string">
            <text:p text:style-name="P73">INT 21</text:p>
          </table:table-cell>
          <table:table-cell table:style-name="Таблица2.D2" office:value-type="string">
            <text:p text:style-name="P73">CD21</text:p>
          </table:table-cell>
          <table:table-cell table:style-name="Таблица2.D2" office:value-type="string">
            <text:p text:style-name="P76">(IP) = 001<text:span text:style-name="T48">E</text:span></text:p>
          </table:table-cell>
          <table:table-cell table:style-name="Таблица2.E2" office:value-type="string">
            <text:p text:style-name="P74"/>
          </table:table-cell>
        </table:table-row>
      </table:table>
      <text:p text:style-name="P64"/>
      <text:p text:style-name="P64"/>
      <text:p text:style-name="P63">(AX) = 0000 <text:s text:c="3"/>(SI) = 0000<text:tab/>(<text:span text:style-name="T54">CS</text:span>) = <text:span text:style-name="T54">1A0B <text:s text:c="3"/></text:span>(<text:span text:style-name="T54">IP</text:span>) = 000<text:span text:style-name="T54">5<text:tab/> Stack +0 0000</text:span></text:p>
      <text:p text:style-name="P63">(BX) = 0000 <text:s text:c="3"/>(DI) = 0000<text:tab/>(<text:span text:style-name="T54">DS</text:span>) = <text:span text:style-name="T54">19F5<text:tab/><text:tab/><text:tab/><text:tab/> +2 0000</text:span></text:p>
      <text:p text:style-name="P63">(CX) = 007B <text:s text:c="3"/>(BP) = 0000<text:tab/>(<text:span text:style-name="T54">ES</text:span>) = <text:span text:style-name="T54">19F5<text:tab/> <text:s text:c="3"/></text:span>(<text:span text:style-name="T54">HS</text:span>) = <text:span text:style-name="T54">19F5<text:tab/><text:tab/> +4 0000</text:span></text:p>
      <text:p text:style-name="P72"><text:span text:style-name="T29">(DX) = 0000 <text:s text:c="4"/>(SP) = 00</text:span><text:span text:style-name="T30">18<text:tab/>(SS) = 1A05 <text:s text:c="3"/></text:span><text:span text:style-name="T29">(</text:span><text:span text:style-name="T30">FS</text:span><text:span text:style-name="T29">) = </text:span><text:span text:style-name="T30">19F5<text:tab/><text:tab/> +6 0000</text:span></text:p>
      <text:p text:style-name="P39">Табл. 2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TableLine94294939106400">
          <table:table-cell table:style-name="Таблица4.A1" table:number-rows-spanned="2" office:value-type="string">
            <text:p text:style-name="P15">Адрес</text:p>
            <text:p text:style-name="P15">Команды</text:p>
          </table:table-cell>
          <table:table-cell table:style-name="Таблица4.A1" table:number-rows-spanned="2" office:value-type="string">
            <text:p text:style-name="P15">Символический код команды</text:p>
          </table:table-cell>
          <table:table-cell table:style-name="Таблица4.A1" table:number-rows-spanned="2" office:value-type="string">
            <text:p text:style-name="P15">16-ричный </text:p>
            <text:p text:style-name="P15">код команды</text:p>
          </table:table-cell>
          <table:table-cell table:style-name="Таблица4.D1" table:number-columns-spanned="2" office:value-type="string">
            <text:p text:style-name="P15">Содержимое регистров и ячеек памяти</text:p>
          </table:table-cell>
          <table:covered-table-cell/>
        </table:table-row>
        <table:table-row table:style-name="TableLine94294939239632">
          <table:covered-table-cell/>
          <table:covered-table-cell/>
          <table:covered-table-cell/>
          <table:table-cell table:style-name="Таблица4.D2" office:value-type="string">
            <text:p text:style-name="P15">до выполнения</text:p>
          </table:table-cell>
          <table:table-cell table:style-name="Таблица4.E2" office:value-type="string">
            <text:p text:style-name="P15">после выполнения</text:p>
          </table:table-cell>
        </table:table-row>
        <table:table-row table:style-name="TableLine94294939242160">
          <table:table-cell table:style-name="Таблица4.D2" office:value-type="string">
            <text:p text:style-name="P16">00<text:span text:style-name="T48">05</text:span></text:p>
          </table:table-cell>
          <table:table-cell table:style-name="Таблица4.D2" office:value-type="string">
            <text:p text:style-name="P25">PUSH DS</text:p>
          </table:table-cell>
          <table:table-cell table:style-name="Таблица4.D2" office:value-type="string">
            <text:p text:style-name="P25">1E</text:p>
          </table:table-cell>
          <table:table-cell table:style-name="Таблица4.D2" office:value-type="string">
            <text:p text:style-name="P30"><text:span text:style-name="T40">(</text:span><text:span text:style-name="T13">S</text:span><text:span text:style-name="T14">P</text:span><text:span text:style-name="T40">) = </text:span><text:span text:style-name="T43">0018</text:span></text:p>
            <text:p text:style-name="P16">(IP) = 00<text:span text:style-name="T48">05</text:span></text:p>
            <text:p text:style-name="P65"><text:span text:style-name="T34">Stack <text:s text:c="3"/>+0 0000</text:span></text:p>
            <text:p text:style-name="P65"><text:span text:style-name="T34"><text:tab/>+2 0000</text:span></text:p>
            <text:p text:style-name="P66"><text:span text:style-name="T35"><text:tab/>+4 0000</text:span></text:p>
            <text:p text:style-name="P58"><text:span text:style-name="T25"><text:tab/>+6 0000</text:span></text:p>
          </table:table-cell>
          <table:table-cell table:style-name="Таблица4.E2" office:value-type="string">
            <text:p text:style-name="P17">(<text:span text:style-name="T20">S</text:span><text:span text:style-name="T21">P</text:span>) = <text:span text:style-name="T49">0016</text:span></text:p>
            <text:p text:style-name="P16">(IP) = 00<text:span text:style-name="T49">06</text:span></text:p>
            <text:p text:style-name="P69"><text:span text:style-name="T32">Stack <text:s text:c="3"/>+0 19F5</text:span></text:p>
            <text:p text:style-name="P65"><text:span text:style-name="T34"><text:tab/>+2 0000</text:span></text:p>
            <text:p text:style-name="P66"><text:span text:style-name="T35"><text:tab/>+4 0000</text:span></text:p>
            <text:p text:style-name="P58"><text:span text:style-name="T26"><text:tab/>+6 0000</text:span></text:p>
          </table:table-cell>
        </table:table-row>
        <table:table-row table:style-name="TableLine94294939244320">
          <table:table-cell table:style-name="Таблица4.D2" office:value-type="string">
            <text:p text:style-name="P16">00<text:span text:style-name="T49">06</text:span></text:p>
          </table:table-cell>
          <table:table-cell table:style-name="Таблица4.D2" office:value-type="string">
            <text:p text:style-name="P26">SUB AX, AX</text:p>
          </table:table-cell>
          <table:table-cell table:style-name="Таблица4.D2" office:value-type="string">
            <text:p text:style-name="P26">2BC0</text:p>
          </table:table-cell>
          <table:table-cell table:style-name="Таблица4.D2" office:value-type="string">
            <text:p text:style-name="P30"><text:span text:style-name="T40">(AX) = </text:span><text:span text:style-name="T14">0000</text:span></text:p>
            <text:p text:style-name="P30"><text:span text:style-name="T40">(IP) = 00</text:span><text:span text:style-name="T14">06</text:span></text:p>
          </table:table-cell>
          <table:table-cell table:style-name="Таблица4.E2" office:value-type="string">
            <text:p text:style-name="P30"><text:span text:style-name="T40">(AX) = </text:span><text:span text:style-name="T14">0000</text:span></text:p>
            <text:p text:style-name="P30"><text:span text:style-name="T40">(IP) = 00</text:span><text:span text:style-name="T14">08</text:span></text:p>
          </table:table-cell>
        </table:table-row>
        <table:table-row table:style-name="TableLine94294939245344">
          <table:table-cell table:style-name="Таблица4.D2" office:value-type="string">
            <text:p text:style-name="P16">00<text:span text:style-name="T49">08</text:span></text:p>
          </table:table-cell>
          <table:table-cell table:style-name="Таблица4.D2" office:value-type="string">
            <text:p text:style-name="P26">PUSH AX</text:p>
          </table:table-cell>
          <table:table-cell table:style-name="Таблица4.D2" office:value-type="string">
            <text:p text:style-name="P26">50</text:p>
          </table:table-cell>
          <table:table-cell table:style-name="Таблица4.D2" office:value-type="string">
            <text:p text:style-name="P16">(<text:span text:style-name="T49">A</text:span>X) = <text:span text:style-name="T39">0000</text:span></text:p>
            <text:p text:style-name="P17">(<text:span text:style-name="T20">S</text:span><text:span text:style-name="T21">P</text:span>) = <text:span text:style-name="T49">0016</text:span></text:p>
            <text:p text:style-name="P16">(IP) = 00<text:span text:style-name="T49">08</text:span></text:p>
            <text:p text:style-name="P69"><text:span text:style-name="T32">Stack <text:s text:c="3"/>+0 19F5</text:span></text:p>
            <text:p text:style-name="P65"><text:span text:style-name="T34"><text:tab/>+2 0000</text:span></text:p>
            <text:p text:style-name="P66"><text:span text:style-name="T35"><text:tab/>+4 0000</text:span></text:p>
            <text:p text:style-name="P58"><text:span text:style-name="T26"><text:tab/>+6 0000</text:span></text:p>
          </table:table-cell>
          <table:table-cell table:style-name="Таблица4.E2" office:value-type="string">
            <text:p text:style-name="P16">(<text:span text:style-name="T49">A</text:span>X) = <text:span text:style-name="T39">0000</text:span></text:p>
            <text:p text:style-name="P17">(<text:span text:style-name="T20">S</text:span><text:span text:style-name="T21">P</text:span>) = <text:span text:style-name="T49">0014</text:span></text:p>
            <text:p text:style-name="P16">(IP) = 00<text:span text:style-name="T49">09</text:span></text:p>
            <text:p text:style-name="P69"><text:span text:style-name="T32">Stack <text:s text:c="3"/>+0 0000</text:span></text:p>
            <text:p text:style-name="P69"><text:span text:style-name="T32"><text:tab/>+2 19F5</text:span></text:p>
            <text:p text:style-name="P66"><text:span text:style-name="T35"><text:tab/>+4 0000</text:span></text:p>
            <text:p text:style-name="P58"><text:span text:style-name="T26"><text:tab/>+6 0000</text:span></text:p>
          </table:table-cell>
        </table:table-row>
        <table:table-row table:style-name="TableLine94294939246320">
          <table:table-cell table:style-name="Таблица4.D2" office:value-type="string">
            <text:p text:style-name="P16">00<text:span text:style-name="T49">09</text:span></text:p>
          </table:table-cell>
          <table:table-cell table:style-name="Таблица4.D2" office:value-type="string">
            <text:p text:style-name="P30"><text:span text:style-name="T40">MOV </text:span><text:span text:style-name="T12">A</text:span><text:span text:style-name="T14">X</text:span><text:span text:style-name="T12">, </text:span><text:span text:style-name="T14">1A07</text:span></text:p>
          </table:table-cell>
          <table:table-cell table:style-name="Таблица4.D2" office:value-type="string">
            <text:p text:style-name="P30"><text:span text:style-name="T12">B</text:span><text:span text:style-name="T14">8071A</text:span></text:p>
          </table:table-cell>
          <table:table-cell table:style-name="Таблица4.D2" office:value-type="string">
            <text:p text:style-name="P16">(<text:span text:style-name="T39">AX</text:span>) = <text:span text:style-name="T49">0000</text:span></text:p>
            <text:p text:style-name="P16">(IP) = 00<text:span text:style-name="T49">09</text:span></text:p>
          </table:table-cell>
          <table:table-cell table:style-name="Таблица4.E2" office:value-type="string">
            <text:p text:style-name="P30"><text:span text:style-name="T40">(</text:span><text:span text:style-name="T42">A</text:span><text:span text:style-name="T40">X) = </text:span><text:span text:style-name="T14">1A</text:span><text:span text:style-name="T41">07</text:span></text:p>
            <text:p text:style-name="P16">(IP) = 00<text:span text:style-name="T49">0C</text:span></text:p>
          </table:table-cell>
        </table:table-row>
        <table:table-row table:style-name="TableLine94294939247488">
          <table:table-cell table:style-name="Таблица4.D2" office:value-type="string">
            <text:p text:style-name="P30"><text:span text:style-name="T40">00</text:span><text:span text:style-name="T14">0C</text:span></text:p>
          </table:table-cell>
          <table:table-cell table:style-name="Таблица4.D2" office:value-type="string">
            <text:p text:style-name="P26">MOVE DS, AX</text:p>
          </table:table-cell>
          <table:table-cell table:style-name="Таблица4.D2" office:value-type="string">
            <text:p text:style-name="P26">8ED8</text:p>
          </table:table-cell>
          <table:table-cell table:style-name="Таблица4.D2" office:value-type="string">
            <text:p text:style-name="P31"><text:span text:style-name="T40">(</text:span><text:span text:style-name="T42">A</text:span><text:span text:style-name="T40">X) = </text:span><text:span text:style-name="T14">1A</text:span><text:span text:style-name="T41">07</text:span></text:p>
            <text:p text:style-name="P31"><text:span text:style-name="T40">(</text:span><text:span text:style-name="T43">DS</text:span><text:span text:style-name="T40">) = </text:span><text:span text:style-name="T14">19F5</text:span></text:p>
            <text:p text:style-name="P30"><text:span text:style-name="T40">(IP) = 00</text:span><text:span text:style-name="T14">0C</text:span></text:p>
          </table:table-cell>
          <table:table-cell table:style-name="Таблица4.E2" office:value-type="string">
            <text:p text:style-name="P31"><text:span text:style-name="T40">(</text:span><text:span text:style-name="T42">A</text:span><text:span text:style-name="T40">X) = </text:span><text:span text:style-name="T14">1A</text:span><text:span text:style-name="T41">07</text:span></text:p>
            <text:p text:style-name="P17">(<text:span text:style-name="T49">DS</text:span>) = <text:span text:style-name="T21">1A</text:span><text:span text:style-name="T39">07</text:span></text:p>
            <text:p text:style-name="P16">(IP) = 00<text:span text:style-name="T49">0E</text:span></text:p>
          </table:table-cell>
        </table:table-row>
        <table:table-row table:style-name="TableLine94294939248704">
          <table:table-cell table:style-name="Таблица4.D2" office:value-type="string">
            <text:p text:style-name="P30"><text:span text:style-name="T40">00</text:span><text:span text:style-name="T15">0E</text:span></text:p>
          </table:table-cell>
          <table:table-cell table:style-name="Таблица4.D2" office:value-type="string">
            <text:p text:style-name="P30"><text:span text:style-name="T40">MOV </text:span><text:span text:style-name="T44">D</text:span><text:span text:style-name="T46">X</text:span><text:span text:style-name="T12">, </text:span><text:span text:style-name="T15">0000</text:span></text:p>
          </table:table-cell>
          <table:table-cell table:style-name="Таблица4.D2" office:value-type="string">
            <text:p text:style-name="P30"><text:span text:style-name="T12">B</text:span><text:span text:style-name="T15">A0000</text:span></text:p>
          </table:table-cell>
          <table:table-cell table:style-name="Таблица4.D2" office:value-type="string">
            <text:p text:style-name="P32"><text:span text:style-name="T40">(</text:span><text:span text:style-name="T44">D</text:span><text:span text:style-name="T41">X</text:span><text:span text:style-name="T40">) = </text:span><text:span text:style-name="T15">0000</text:span></text:p>
            <text:p text:style-name="P30"><text:span text:style-name="T40">(IP) = 00</text:span><text:span text:style-name="T17">0E</text:span></text:p>
          </table:table-cell>
          <table:table-cell table:style-name="Таблица4.E2" office:value-type="string">
            <text:p text:style-name="P30"><text:span text:style-name="T40">(</text:span><text:span text:style-name="T44">D</text:span><text:span text:style-name="T40">X) = </text:span><text:span text:style-name="T15">0000</text:span></text:p>
            <text:p text:style-name="P16">(IP) = 001<text:span text:style-name="T50">1</text:span></text:p>
          </table:table-cell>
        </table:table-row>
        <text:soft-page-break/>
        <table:table-row table:style-name="TableLine94294939249920">
          <table:table-cell table:style-name="Таблица4.D2" office:value-type="string">
            <text:p text:style-name="P16">001<text:span text:style-name="T50">1</text:span></text:p>
          </table:table-cell>
          <table:table-cell table:style-name="Таблица4.D2" office:value-type="string">
            <text:p text:style-name="P27">CALL 0000</text:p>
          </table:table-cell>
          <table:table-cell table:style-name="Таблица4.D2" office:value-type="string">
            <text:p text:style-name="P27">E8ECFF</text:p>
          </table:table-cell>
          <table:table-cell table:style-name="Таблица4.D2" office:value-type="string">
            <text:p text:style-name="P18">(<text:span text:style-name="T20">S</text:span><text:span text:style-name="T21">P</text:span>) = <text:span text:style-name="T49">0014</text:span></text:p>
            <text:p text:style-name="P16">(IP) = 001<text:span text:style-name="T50">1</text:span></text:p>
            <text:p text:style-name="P69"><text:span text:style-name="T32">Stack <text:s text:c="3"/>+0 0000</text:span></text:p>
            <text:p text:style-name="P69"><text:span text:style-name="T32"><text:tab/>+2 19F5</text:span></text:p>
            <text:p text:style-name="P66"><text:span text:style-name="T35"><text:tab/>+4 0000</text:span></text:p>
            <text:p text:style-name="P58"><text:span text:style-name="T26"><text:tab/>+6 0000</text:span></text:p>
          </table:table-cell>
          <table:table-cell table:style-name="Таблица4.E2" office:value-type="string">
            <text:p text:style-name="P18"><text:span text:style-name="T20">(S</text:span><text:span text:style-name="T21">P</text:span><text:span text:style-name="T20">) = </text:span><text:span text:style-name="T21">001</text:span><text:span text:style-name="T22">2</text:span></text:p>
            <text:p text:style-name="P32"><text:span text:style-name="T13">(IP) = 00</text:span><text:span text:style-name="T15">00</text:span></text:p>
            <text:p text:style-name="P69"><text:span text:style-name="T32">Stack <text:s text:c="3"/>+0 0014</text:span></text:p>
            <text:p text:style-name="P69"><text:span text:style-name="T32"><text:tab/>+2 0000</text:span></text:p>
            <text:p text:style-name="P66"><text:span text:style-name="T35"><text:tab/>+4 19F5</text:span></text:p>
            <text:p text:style-name="P58"><text:span text:style-name="T26"><text:tab/>+6 0000</text:span></text:p>
          </table:table-cell>
        </table:table-row>
        <table:table-row table:style-name="TableLine94294939251056">
          <table:table-cell table:style-name="Таблица4.D2" office:value-type="string">
            <text:p text:style-name="P21">0000</text:p>
          </table:table-cell>
          <table:table-cell table:style-name="Таблица4.D2" office:value-type="string">
            <text:p text:style-name="P27">MOV AH, 09</text:p>
          </table:table-cell>
          <table:table-cell table:style-name="Таблица4.D2" office:value-type="string">
            <text:p text:style-name="P27">B409</text:p>
          </table:table-cell>
          <table:table-cell table:style-name="Таблица4.D2" office:value-type="string">
            <text:p text:style-name="P32"><text:span text:style-name="T40">(</text:span><text:span text:style-name="T15">AX</text:span><text:span text:style-name="T40">) = </text:span><text:span text:style-name="T15">1A07</text:span></text:p>
            <text:p text:style-name="P16">(IP) = 00<text:span text:style-name="T50">00</text:span></text:p>
          </table:table-cell>
          <table:table-cell table:style-name="Таблица4.E2" office:value-type="string">
            <text:p text:style-name="P32"><text:span text:style-name="T13">(</text:span><text:span text:style-name="T15">AX</text:span><text:span text:style-name="T13">) = </text:span><text:span text:style-name="T15">0907</text:span></text:p>
            <text:p text:style-name="P32"><text:span text:style-name="T13">(IP) = 00</text:span><text:span text:style-name="T15">02</text:span></text:p>
          </table:table-cell>
        </table:table-row>
        <table:table-row table:style-name="TableLine94294939252272">
          <table:table-cell table:style-name="Таблица4.D2" office:value-type="string">
            <text:p text:style-name="P21">0002</text:p>
          </table:table-cell>
          <table:table-cell table:style-name="Таблица4.D2" office:value-type="string">
            <text:p text:style-name="P27">INT 21</text:p>
          </table:table-cell>
          <table:table-cell table:style-name="Таблица4.D2" office:value-type="string">
            <text:p text:style-name="P27">CD21</text:p>
          </table:table-cell>
          <table:table-cell table:style-name="Таблица4.D2" office:value-type="string">
            <text:p text:style-name="P30"><text:span text:style-name="T40">(IP) = 00</text:span><text:span text:style-name="T44">02</text:span></text:p>
          </table:table-cell>
          <table:table-cell table:style-name="Таблица4.E2" office:value-type="string">
            <text:p text:style-name="P32"><text:span text:style-name="T13">(IP) = 00</text:span><text:span text:style-name="T15">04</text:span></text:p>
          </table:table-cell>
        </table:table-row>
        <table:table-row table:style-name="TableLine94294939253488">
          <table:table-cell table:style-name="Таблица4.D2" office:value-type="string">
            <text:p text:style-name="P22">0004</text:p>
          </table:table-cell>
          <table:table-cell table:style-name="Таблица4.D2" office:value-type="string">
            <text:p text:style-name="P28">RET</text:p>
          </table:table-cell>
          <table:table-cell table:style-name="Таблица4.D2" office:value-type="string">
            <text:p text:style-name="P28">C3</text:p>
          </table:table-cell>
          <table:table-cell table:style-name="Таблица4.D2" office:value-type="string">
            <text:p text:style-name="P33"><text:span text:style-name="T13">(S</text:span><text:span text:style-name="T14">P</text:span><text:span text:style-name="T13">) = </text:span><text:span text:style-name="T14">001</text:span><text:span text:style-name="T15">2</text:span></text:p>
            <text:p text:style-name="P33"><text:span text:style-name="T40">(IP) = 00</text:span><text:span text:style-name="T44">0</text:span><text:span text:style-name="T45">4</text:span></text:p>
            <text:p text:style-name="P70"><text:span text:style-name="T32">Stack <text:s text:c="3"/>+0 0014</text:span></text:p>
            <text:p text:style-name="P70"><text:span text:style-name="T32"><text:tab/>+2 0000</text:span></text:p>
            <text:p text:style-name="P67"><text:span text:style-name="T35"><text:tab/>+4 19F5</text:span></text:p>
            <text:p text:style-name="P59"><text:span text:style-name="T26"><text:tab/>+6 0000</text:span></text:p>
          </table:table-cell>
          <table:table-cell table:style-name="Таблица4.E2" office:value-type="string">
            <text:p text:style-name="P19"><text:span text:style-name="T20">(S</text:span><text:span text:style-name="T21">P</text:span><text:span text:style-name="T20">) = </text:span><text:span text:style-name="T21">001</text:span><text:span text:style-name="T23">4</text:span></text:p>
            <text:p text:style-name="P32"><text:span text:style-name="T13">(IP) = 00</text:span><text:span text:style-name="T16">14</text:span></text:p>
            <text:p text:style-name="P70"><text:span text:style-name="T32">Stack <text:s text:c="3"/>+0 0000</text:span></text:p>
            <text:p text:style-name="P70"><text:span text:style-name="T32"><text:tab/>+2 19F5</text:span></text:p>
            <text:p text:style-name="P67"><text:span text:style-name="T35"><text:tab/>+4 0000</text:span></text:p>
            <text:p text:style-name="P61"><text:span text:style-name="T55"><text:tab/>+6 0000</text:span></text:p>
          </table:table-cell>
        </table:table-row>
        <table:table-row table:style-name="TableLine94294939254704">
          <table:table-cell table:style-name="Таблица4.D2" office:value-type="string">
            <text:p text:style-name="P30"><text:span text:style-name="T40">00</text:span><text:span text:style-name="T17">14</text:span></text:p>
          </table:table-cell>
          <table:table-cell table:style-name="Таблица4.D2" office:value-type="string">
            <text:p text:style-name="P30"><text:span text:style-name="T40">MOV </text:span><text:span text:style-name="T44">D</text:span><text:span text:style-name="T46">X</text:span><text:span text:style-name="T12">, </text:span><text:span text:style-name="T15">00</text:span><text:span text:style-name="T17">1</text:span><text:span text:style-name="T15">0</text:span></text:p>
          </table:table-cell>
          <table:table-cell table:style-name="Таблица4.D2" office:value-type="string">
            <text:p text:style-name="P30"><text:span text:style-name="T12">B</text:span><text:span text:style-name="T15">A0000</text:span></text:p>
          </table:table-cell>
          <table:table-cell table:style-name="Таблица4.D2" office:value-type="string">
            <text:p text:style-name="P32"><text:span text:style-name="T40">(</text:span><text:span text:style-name="T44">D</text:span><text:span text:style-name="T41">X</text:span><text:span text:style-name="T40">) = </text:span><text:span text:style-name="T15">0000</text:span></text:p>
            <text:p text:style-name="P16">(IP) = 001<text:span text:style-name="T51">4</text:span></text:p>
          </table:table-cell>
          <table:table-cell table:style-name="Таблица4.E2" office:value-type="string">
            <text:p text:style-name="P30"><text:span text:style-name="T40">(</text:span><text:span text:style-name="T44">D</text:span><text:span text:style-name="T40">X) = </text:span><text:span text:style-name="T15">00</text:span><text:span text:style-name="T17">1</text:span><text:span text:style-name="T15">0</text:span></text:p>
            <text:p text:style-name="P16">(IP) = 001<text:span text:style-name="T51">7</text:span></text:p>
          </table:table-cell>
        </table:table-row>
        <table:table-row table:style-name="TableLine94294939255920">
          <table:table-cell table:style-name="Таблица4.D2" office:value-type="string">
            <text:p text:style-name="P16">001<text:span text:style-name="T51">7</text:span></text:p>
          </table:table-cell>
          <table:table-cell table:style-name="Таблица4.D2" office:value-type="string">
            <text:p text:style-name="P27">CALL 0000</text:p>
          </table:table-cell>
          <table:table-cell table:style-name="Таблица4.D2" office:value-type="string">
            <text:p text:style-name="P27">E8E<text:span text:style-name="T51">6</text:span>FF</text:p>
          </table:table-cell>
          <table:table-cell table:style-name="Таблица4.D2" office:value-type="string">
            <text:p text:style-name="P18">(<text:span text:style-name="T20">S</text:span><text:span text:style-name="T21">P</text:span>) = <text:span text:style-name="T49">0014</text:span></text:p>
            <text:p text:style-name="P16">(IP) = 001<text:span text:style-name="T51">7</text:span></text:p>
            <text:p text:style-name="P71"><text:span text:style-name="T32">Stack <text:s text:c="3"/>+0 0000</text:span></text:p>
            <text:p text:style-name="P71"><text:span text:style-name="T32"><text:tab/>+2 19F5</text:span></text:p>
            <text:p text:style-name="P68"><text:span text:style-name="T35"><text:tab/>+4 0000</text:span></text:p>
            <text:p text:style-name="P60"><text:span text:style-name="T26"><text:tab/>+6 0000</text:span></text:p>
          </table:table-cell>
          <table:table-cell table:style-name="Таблица4.E2" office:value-type="string">
            <text:p text:style-name="P18"><text:span text:style-name="T20">(S</text:span><text:span text:style-name="T21">P</text:span><text:span text:style-name="T20">) = </text:span><text:span text:style-name="T21">001</text:span><text:span text:style-name="T22">2</text:span></text:p>
            <text:p text:style-name="P32"><text:span text:style-name="T13">(IP) = 00</text:span><text:span text:style-name="T15">00</text:span></text:p>
            <text:p text:style-name="P71"><text:span text:style-name="T32">Stack <text:s text:c="3"/>+0 00</text:span><text:span text:style-name="T33">1A</text:span></text:p>
            <text:p text:style-name="P71"><text:span text:style-name="T32"><text:tab/>+2 0000</text:span></text:p>
            <text:p text:style-name="P68"><text:span text:style-name="T35"><text:tab/>+4 19F5</text:span></text:p>
            <text:p text:style-name="P60"><text:span text:style-name="T26"><text:tab/>+6 0000</text:span></text:p>
          </table:table-cell>
        </table:table-row>
        <table:table-row table:style-name="TableLine94294939115056">
          <table:table-cell table:style-name="Таблица4.D2" office:value-type="string">
            <text:p text:style-name="P21">0000</text:p>
          </table:table-cell>
          <table:table-cell table:style-name="Таблица4.D2" office:value-type="string">
            <text:p text:style-name="P27">MOV AH, 09</text:p>
          </table:table-cell>
          <table:table-cell table:style-name="Таблица4.D2" office:value-type="string">
            <text:p text:style-name="P27">B409</text:p>
          </table:table-cell>
          <table:table-cell table:style-name="Таблица4.D2" office:value-type="string">
            <text:p text:style-name="P32"><text:span text:style-name="T40">(</text:span><text:span text:style-name="T15">AX</text:span><text:span text:style-name="T40">) = </text:span><text:span text:style-name="T17">09</text:span><text:span text:style-name="T15">07</text:span></text:p>
            <text:p text:style-name="P16">(IP) = 00<text:span text:style-name="T50">00</text:span></text:p>
          </table:table-cell>
          <table:table-cell table:style-name="Таблица4.E2" office:value-type="string">
            <text:p text:style-name="P32"><text:span text:style-name="T13">(</text:span><text:span text:style-name="T15">AX</text:span><text:span text:style-name="T13">) = </text:span><text:span text:style-name="T15">0907</text:span></text:p>
            <text:p text:style-name="P32"><text:span text:style-name="T13">(IP) = 00</text:span><text:span text:style-name="T15">02</text:span></text:p>
          </table:table-cell>
        </table:table-row>
        <table:table-row table:style-name="TableLine94294939013744">
          <table:table-cell table:style-name="Таблица4.D2" office:value-type="string">
            <text:p text:style-name="P21">0002</text:p>
          </table:table-cell>
          <table:table-cell table:style-name="Таблица4.D2" office:value-type="string">
            <text:p text:style-name="P27">INT 21</text:p>
          </table:table-cell>
          <table:table-cell table:style-name="Таблица4.D2" office:value-type="string">
            <text:p text:style-name="P27">CD21</text:p>
          </table:table-cell>
          <table:table-cell table:style-name="Таблица4.D2" office:value-type="string">
            <text:p text:style-name="P30"><text:span text:style-name="T40">(IP) = 00</text:span><text:span text:style-name="T44">02</text:span></text:p>
          </table:table-cell>
          <table:table-cell table:style-name="Таблица4.E2" office:value-type="string">
            <text:p text:style-name="P32"><text:span text:style-name="T13">(IP) = 00</text:span><text:span text:style-name="T15">04</text:span></text:p>
          </table:table-cell>
        </table:table-row>
        <table:table-row table:style-name="TableLine94294939040656">
          <table:table-cell table:style-name="Таблица4.D2" office:value-type="string">
            <text:p text:style-name="P22">0004</text:p>
          </table:table-cell>
          <table:table-cell table:style-name="Таблица4.D2" office:value-type="string">
            <text:p text:style-name="P28">RET</text:p>
          </table:table-cell>
          <table:table-cell table:style-name="Таблица4.D2" office:value-type="string">
            <text:p text:style-name="P28">C3</text:p>
          </table:table-cell>
          <table:table-cell table:style-name="Таблица4.D2" office:value-type="string">
            <text:p text:style-name="P33"><text:span text:style-name="T13">(S</text:span><text:span text:style-name="T14">P</text:span><text:span text:style-name="T13">) = </text:span><text:span text:style-name="T14">001</text:span><text:span text:style-name="T15">2</text:span></text:p>
            <text:p text:style-name="P33"><text:span text:style-name="T40">(IP) = 00</text:span><text:span text:style-name="T44">0</text:span><text:span text:style-name="T45">4</text:span></text:p>
            <text:p text:style-name="P71"><text:span text:style-name="T32">Stack <text:s text:c="3"/>+0 00</text:span><text:span text:style-name="T33">1A</text:span></text:p>
            <text:p text:style-name="P71"><text:span text:style-name="T32"><text:tab/>+2 0000</text:span></text:p>
            <text:p text:style-name="P68"><text:span text:style-name="T35"><text:tab/>+4 19F5</text:span></text:p>
            <text:p text:style-name="P60"><text:span text:style-name="T26"><text:tab/>+6 0000</text:span></text:p>
          </table:table-cell>
          <table:table-cell table:style-name="Таблица4.E2" office:value-type="string">
            <text:p text:style-name="P19"><text:span text:style-name="T20">(S</text:span><text:span text:style-name="T21">P</text:span><text:span text:style-name="T20">) = </text:span><text:span text:style-name="T21">001</text:span><text:span text:style-name="T23">4</text:span></text:p>
            <text:p text:style-name="P32"><text:span text:style-name="T13">(IP) = 00</text:span><text:span text:style-name="T16">1</text:span><text:span text:style-name="T17">A</text:span></text:p>
            <text:p text:style-name="P71"><text:span text:style-name="T32">Stack <text:s text:c="3"/>+0 0000</text:span></text:p>
            <text:p text:style-name="P71"><text:span text:style-name="T32"><text:tab/>+2 19F5</text:span></text:p>
            <text:p text:style-name="P68"><text:span text:style-name="T35"><text:tab/>+4 0000</text:span></text:p>
            <text:p text:style-name="P62"><text:span text:style-name="T55"><text:tab/>+6 0000</text:span></text:p>
          </table:table-cell>
        </table:table-row>
        <table:table-row table:style-name="TableLine94294937518320">
          <table:table-cell table:style-name="Таблица4.D2" office:value-type="string">
            <text:p text:style-name="P23">001A</text:p>
          </table:table-cell>
          <table:table-cell table:style-name="Таблица4.D2" office:value-type="string">
            <text:p text:style-name="P29">RET Far</text:p>
          </table:table-cell>
          <table:table-cell table:style-name="Таблица4.D2" office:value-type="string">
            <text:p text:style-name="P29">CB</text:p>
          </table:table-cell>
          <table:table-cell table:style-name="Таблица4.D2" office:value-type="string">
            <text:p text:style-name="P20"><text:span text:style-name="T20">(S</text:span><text:span text:style-name="T21">P</text:span><text:span text:style-name="T20">) = </text:span><text:span text:style-name="T21">001</text:span><text:span text:style-name="T23">4</text:span></text:p>
            <text:p text:style-name="P24"><text:span text:style-name="T2">(CS) = </text:span><text:span text:style-name="T23">1</text:span><text:span text:style-name="T2">A0B</text:span></text:p>
            <text:p text:style-name="P35"><text:span text:style-name="T13">(IP) = 00</text:span><text:span text:style-name="T16">1</text:span><text:span text:style-name="T17">A</text:span></text:p>
            <text:p text:style-name="P71"><text:span text:style-name="T32">Stack <text:s text:c="3"/>+0 0000</text:span></text:p>
            <text:p text:style-name="P71"><text:span text:style-name="T32"><text:tab/>+2 19F5</text:span></text:p>
            <text:p text:style-name="P68"><text:soft-page-break/><text:span text:style-name="T35"><text:tab/>+4 0000</text:span></text:p>
            <text:p text:style-name="P62"><text:span text:style-name="T55"><text:tab/>+6 0000</text:span></text:p>
          </table:table-cell>
          <table:table-cell table:style-name="Таблица4.E2" office:value-type="string">
            <text:p text:style-name="P20"><text:span text:style-name="T20">(S</text:span><text:span text:style-name="T21">P</text:span><text:span text:style-name="T20">) = </text:span><text:span text:style-name="T21">001</text:span><text:span text:style-name="T24">8</text:span></text:p>
            <text:p text:style-name="P34"><text:span text:style-name="T18">(CS) = </text:span><text:span text:style-name="T16">1</text:span><text:span text:style-name="T19">9F5</text:span></text:p>
            <text:p text:style-name="P35"><text:span text:style-name="T13">(IP) = 00</text:span><text:span text:style-name="T18">00</text:span></text:p>
            <text:p text:style-name="P71"><text:span text:style-name="T32">Stack <text:s text:c="3"/>+0 0000</text:span></text:p>
            <text:p text:style-name="P71"><text:span text:style-name="T32"><text:tab/>+2 </text:span><text:span text:style-name="T33">0000</text:span></text:p>
            <text:p text:style-name="P68"><text:soft-page-break/><text:span text:style-name="T35"><text:tab/>+4 0000</text:span></text:p>
            <text:p text:style-name="P62"><text:span text:style-name="T55"><text:tab/>+6 0000</text:span></text:p>
          </table:table-cell>
        </table:table-row>
        <table:table-row table:style-name="TableLine94294884097696">
          <table:table-cell table:style-name="Таблица4.D2" office:value-type="string">
            <text:p text:style-name="P21">000<text:span text:style-name="T52">0</text:span></text:p>
          </table:table-cell>
          <table:table-cell table:style-name="Таблица4.D2" office:value-type="string">
            <text:p text:style-name="P27">INT 2<text:span text:style-name="T52">0</text:span></text:p>
          </table:table-cell>
          <table:table-cell table:style-name="Таблица4.D2" office:value-type="string">
            <text:p text:style-name="P27">CD2<text:span text:style-name="T52">0</text:span></text:p>
          </table:table-cell>
          <table:table-cell table:style-name="Таблица4.D2" office:value-type="string">
            <text:p text:style-name="P30"><text:span text:style-name="T40">(IP) = 00</text:span><text:span text:style-name="T44">0</text:span><text:span text:style-name="T47">0</text:span></text:p>
          </table:table-cell>
          <table:table-cell table:style-name="Таблица4.E2" office:value-type="string">
            <text:p text:style-name="P27"/>
          </table:table-cell>
        </table:table-row>
      </table:table>
      <text:h text:style-name="P48" text:outline-level="2"/>
      <text:h text:style-name="P48" text:outline-level="2">Выводы.</text:h>
      <text:p text:style-name="P4"><text:span text:style-name="T36">В ходе выполнения лабораторной работы произошло ознакомление с некоторыми особенностями работы Ассемблера. Было выявлено, что в </text:span><text:span text:style-name="T27">идентичные</text:span><text:span text:style-name="T36"> по задаче программы могут нести в себе, значительное различие как в непосредственной реализации, так и в хранении данных после этапа компиляции.</text:span></text:p>
      <text:p text:style-name="P42"/>
      <text:h text:style-name="P46" text:outline-level="1">Приложение А<text:line-break/>Исходный код программы</text:h>
      <text:p text:style-name="P41"/>
      <text:p text:style-name="P41">; HELLO1.ASM - <text:s/>упрощенная версия учебной программы лаб.раб. N1</text:p>
      <text:p text:style-name="P41">; <text:s text:c="14"/>по дисциплине "Архитектура компьютера"</text:p>
      <text:p text:style-name="P41">; *****************************************************************</text:p>
      <text:p text:style-name="P41">; Назначение: Программа формирует и выводит на экран приветствие</text:p>
      <text:p text:style-name="P41">; <text:s text:c="12"/>пользователя с помощью функции ДОС "Вывод строки"</text:p>
      <text:p text:style-name="P41">; <text:s text:c="12"/>(номер 09 прерывание 21h), которая:</text:p>
      <text:p text:style-name="P41">; <text:s text:c="13"/>- обеспечивает вывод на экран строки символов,</text:p>
      <text:p text:style-name="P41">; <text:s text:c="15"/>заканчивающейся знаком "$";</text:p>
      <text:p text:style-name="P41">; <text:s text:c="13"/>- требует задания в регистре ah номера функции=09h,</text:p>
      <text:p text:style-name="P41">; <text:s text:c="15"/>а в регистре dx - <text:s/>смещения <text:s/>адреса <text:s/>выводимой</text:p>
      <text:p text:style-name="P41">; <text:s text:c="15"/>строки;</text:p>
      <text:p text:style-name="P41">; <text:s text:c="13"/>- использует регистр <text:s/>ax <text:s/>и <text:s/>не сохраняет его</text:p>
      <text:p text:style-name="P41">; <text:s text:c="15"/>содержимое.</text:p>
      <text:p text:style-name="P41">; ******************************************************************</text:p>
      <text:p text:style-name="P41"/>
      <text:p text:style-name="P41"><text:s text:c="3"/>DOSSEG <text:s text:c="37"/>; Задание сегментов под ДОС</text:p>
      <text:p text:style-name="P41"><text:s text:c="3"/>.MODEL <text:s/>SMALL <text:s text:c="30"/>; Модель памяти-SMALL(Малая)</text:p>
      <text:p text:style-name="P41"><text:s text:c="3"/>.STACK <text:s/>100h <text:s text:c="31"/>; Отвести под Стек 256 байт</text:p>
      <text:p text:style-name="P41"><text:s text:c="3"/>.DATA <text:s text:c="38"/>; Начало сегмента данных</text:p>
      <text:p text:style-name="P41">Greeting <text:s/>LABEL <text:s/>BYTE <text:s text:c="25"/>; Текст <text:s/>приветствия</text:p>
      <text:p text:style-name="P41"><text:s text:c="3"/>DB 'Вас приветствует ст.гр.0383 - Девятериков И.С.',13,10,'$'</text:p>
      <text:p text:style-name="P41"><text:s text:c="3"/>.CODE <text:s text:c="31"/>; Начало сегмента кода</text:p>
      <text:p text:style-name="P41"><text:s text:c="3"/>mov <text:s/>ax, @data <text:s text:c="23"/>; Загрузка в DS адреса начала</text:p>
      <text:p text:style-name="P41"><text:s text:c="3"/>mov <text:s/>ds, ax <text:s text:c="26"/>; сегмента данных</text:p>
      <text:p text:style-name="P41"><text:soft-page-break/><text:s text:c="3"/>mov <text:s/>dx, OFFSET Greeting <text:s text:c="13"/>; Загрузка в dx смещения</text:p>
      <text:p text:style-name="P41"><text:s text:c="40"/>; адреса текста приветствия</text:p>
      <text:p text:style-name="P41">DisplayGreeting:</text:p>
      <text:p text:style-name="P41"><text:s text:c="3"/>mov <text:s/>ah, 9 <text:s text:c="27"/>; # функции ДОС печати строки</text:p>
      <text:p text:style-name="P41"><text:s text:c="3"/>int <text:s/>21h <text:s text:c="28"/>; вывод на экран <text:s/>приветствия</text:p>
      <text:p text:style-name="P41"><text:s text:c="3"/>mov <text:s/>ah, 4ch <text:s text:c="25"/>; # функции ДОС завершения программы</text:p>
      <text:p text:style-name="P41"><text:s text:c="3"/>int <text:s/>21h <text:s text:c="28"/>; завершение программы и выход в ДОС</text:p>
      <text:p text:style-name="P41"><text:s text:c="3"/>END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; HELLO2 - Учебная программа N2 <text:s/>лаб.раб.#1 по дисциплине "Архитектура компьютера"</text:p>
      <text:p text:style-name="P41">; <text:s text:c="9"/>Программа использует процедуру для печати строки</text:p>
      <text:p text:style-name="P41">;</text:p>
      <text:p text:style-name="P41">; <text:s text:c="5"/>ТЕКСТ <text:s/>ПРОГРАММЫ</text:p>
      <text:p text:style-name="P41"/>
      <text:p text:style-name="P41">EOFLine <text:s/>EQU <text:s/>'$' <text:s text:c="8"/>; Определение символьной константы</text:p>
      <text:p text:style-name="P41"><text:s text:c="26"/>; <text:s text:c="4"/>"Конец строки"</text:p>
      <text:p text:style-name="P41"/>
      <text:p text:style-name="P41">; Стек <text:s/>программы</text:p>
      <text:p text:style-name="P41"/>
      <text:p text:style-name="P41">ASSUME CS:CODE, SS:AStack</text:p>
      <text:p text:style-name="P41"/>
      <text:p text:style-name="P41">AStack <text:s text:c="3"/>SEGMENT <text:s/>STACK</text:p>
      <text:p text:style-name="P41"><text:s text:c="10"/>DW 12 DUP(?) <text:s text:c="3"/>; Отводится 12 слов памяти</text:p>
      <text:p text:style-name="P41">AStack <text:s text:c="3"/>ENDS</text:p>
      <text:p text:style-name="P41"/>
      <text:p text:style-name="P41">; Данные программы</text:p>
      <text:p text:style-name="P41"/>
      <text:p text:style-name="P41">DATA <text:s text:c="5"/>SEGMENT</text:p>
      <text:p text:style-name="P41"/>
      <text:p text:style-name="P41">; <text:s/>Директивы описания данных</text:p>
      <text:p text:style-name="P41"/>
      <text:p text:style-name="P41">HELLO <text:s text:c="4"/>DB 'Hello Worlds!', 0AH, 0DH,EOFLine</text:p>
      <text:p text:style-name="P41">GREETING <text:s/>DB 'Student from 0383 - Devyaterikov Ilya$'</text:p>
      <text:p text:style-name="P41">DATA <text:s text:c="5"/>ENDS</text:p>
      <text:p text:style-name="P41"/>
      <text:p text:style-name="P41">; Код программы</text:p>
      <text:p text:style-name="P41"/>
      <text:p text:style-name="P41"><text:soft-page-break/>CODE <text:s text:c="5"/>SEGMENT</text:p>
      <text:p text:style-name="P41">; Процедура печати строки</text:p>
      <text:p text:style-name="P41">WriteMsg <text:s/>PROC <text:s/>NEAR</text:p>
      <text:p text:style-name="P41"><text:s text:c="10"/>mov <text:s text:c="2"/>AH,9</text:p>
      <text:p text:style-name="P41"><text:s text:c="10"/>int <text:s text:c="2"/>21h <text:s/>; Вызов функции DOS по прерыванию</text:p>
      <text:p text:style-name="P41"><text:s text:c="10"/>ret</text:p>
      <text:p text:style-name="P41">WriteMsg <text:s/>ENDP</text:p>
      <text:p text:style-name="P41"/>
      <text:p text:style-name="P41">; Головная процедура</text:p>
      <text:p text:style-name="P41">Main <text:s text:c="5"/>PROC <text:s/>FAR</text:p>
      <text:p text:style-name="P41"><text:s text:c="10"/>push <text:s/>DS <text:s text:c="6"/>;\ <text:s/>Сохранение адреса начала PSP в стеке</text:p>
      <text:p text:style-name="P41"><text:s text:c="10"/>sub <text:s text:c="2"/>AX,AX <text:s text:c="3"/>; &gt; для последующего восстановления по</text:p>
      <text:p text:style-name="P41"><text:s text:c="10"/>push <text:s/>AX <text:s text:c="6"/>;/ <text:s/>команде ret, завершающей процедуру.</text:p>
      <text:p text:style-name="P41"><text:s text:c="10"/>mov <text:s text:c="2"/>AX,DATA <text:s text:c="12"/>; Загрузка сегментного</text:p>
      <text:p text:style-name="P41"><text:s text:c="10"/>mov <text:s text:c="2"/>DS,AX <text:s text:c="14"/>; регистра данных.</text:p>
      <text:p text:style-name="P41"><text:s text:c="10"/>mov <text:s text:c="2"/>DX, OFFSET HELLO <text:s text:c="3"/>; Вывод на экран первой</text:p>
      <text:p text:style-name="P41"><text:s text:c="10"/>call <text:s/>WriteMsg <text:s text:c="11"/>; строки приветствия.</text:p>
      <text:p text:style-name="P41"><text:s text:c="10"/>mov <text:s text:c="2"/>DX, OFFSET GREETING ; Вывод на экран второй</text:p>
      <text:p text:style-name="P41"><text:s text:c="10"/>call <text:s/>WriteMsg <text:s text:c="11"/>; строки приветствия.</text:p>
      <text:p text:style-name="P41"><text:s text:c="10"/>ret <text:s text:c="22"/>; Выход в DOS по команде,</text:p>
      <text:p text:style-name="P41"><text:s text:c="36"/>; находящейся в 1-ом слове PSP.</text:p>
      <text:p text:style-name="P41">Main <text:s text:c="5"/>ENDP</text:p>
      <text:p text:style-name="P41">CODE <text:s text:c="5"/>ENDS</text:p>
      <text:p text:style-name="P41"><text:s text:c="10"/>END Main</text:p>
      <text:p text:style-name="P41"/>
      <text:p text:style-name="P41"/>
      <text:p text:style-name="P41"/>
      <text:p text:style-name="P41"/>
      <text:p text:style-name="P41"/>
      <text:p text:style-name="P36"><text:soft-page-break/>#Microsoft (R) Macro Assembler Version 5.10 <text:s text:c="17"/>9/15/21 13:31:06</text:p>
      <text:p text:style-name="P41"><text:s text:c="61"/>Page <text:s text:c="4"/>1-1</text:p>
      <text:p text:style-name="P41"/>
      <text:p text:style-name="P41"/>
      <text:p text:style-name="P41"><text:tab/><text:tab/><text:tab/><text:tab/></text:p>
      <text:p text:style-name="P41"><text:tab/><text:tab/><text:tab/><text:tab/>; HELLO1.ASM - <text:s/>упрощенная версия учебной прогр</text:p>
      <text:p text:style-name="P41"><text:tab/><text:tab/><text:tab/><text:tab/>аммы лаб.раб. N1</text:p>
      <text:p text:style-name="P41"><text:tab/><text:tab/><text:tab/><text:tab/>; <text:s text:c="14"/>по дисциплине "Архитектура комп</text:p>
      <text:p text:style-name="P41"><text:tab/><text:tab/><text:tab/><text:tab/>ьютера"</text:p>
      <text:p text:style-name="P41"><text:tab/><text:tab/><text:tab/><text:tab/>; *********************************************</text:p>
      <text:p text:style-name="P41"><text:tab/><text:tab/><text:tab/><text:tab/>********************</text:p>
      <text:p text:style-name="P41"><text:tab/><text:tab/><text:tab/><text:tab/>; Назначение: Программа формирует и выводит на </text:p>
      <text:p text:style-name="P41"><text:tab/><text:tab/><text:tab/><text:tab/>экран приветствие</text:p>
      <text:p text:style-name="P41"><text:tab/><text:tab/><text:tab/><text:tab/>; <text:s text:c="12"/>пользователя с помощью функции ДО</text:p>
      <text:p text:style-name="P41"><text:tab/><text:tab/><text:tab/><text:tab/>С "Вывод строки"</text:p>
      <text:p text:style-name="P41"><text:tab/><text:tab/><text:tab/><text:tab/>; <text:s text:c="12"/>(номер 09 прерывание 21h), котора</text:p>
      <text:p text:style-name="P41"><text:tab/><text:tab/><text:tab/><text:tab/>я:</text:p>
      <text:p text:style-name="P41"><text:tab/><text:tab/><text:tab/><text:tab/>; <text:s text:c="13"/>- обеспечивает вывод на экран ст</text:p>
      <text:p text:style-name="P41"><text:tab/><text:tab/><text:tab/><text:tab/>роки символов,</text:p>
      <text:p text:style-name="P41"><text:tab/><text:tab/><text:tab/><text:tab/>; <text:s text:c="15"/>заканчивающейся знаком "$";</text:p>
      <text:p text:style-name="P41"><text:tab/><text:tab/><text:tab/><text:tab/>; <text:s text:c="13"/>- требует задания в регистре ah </text:p>
      <text:p text:style-name="P41"><text:tab/><text:tab/><text:tab/><text:tab/>номера функции=09h,</text:p>
      <text:p text:style-name="P41"><text:tab/><text:tab/><text:tab/><text:tab/>; <text:s text:c="15"/>а в регистре dx - <text:s/>смещения <text:s/>а</text:p>
      <text:p text:style-name="P41"><text:tab/><text:tab/><text:tab/><text:tab/>дреса <text:s/>выводимой</text:p>
      <text:p text:style-name="P41"><text:tab/><text:tab/><text:tab/><text:tab/>; <text:s text:c="15"/>строки;</text:p>
      <text:p text:style-name="P41"><text:tab/><text:tab/><text:tab/><text:tab/>; <text:s text:c="13"/>- использует регистр <text:s/>ax <text:s/>и <text:s/>не </text:p>
      <text:p text:style-name="P41"><text:soft-page-break/><text:tab/><text:tab/><text:tab/><text:tab/>сохраняет его</text:p>
      <text:p text:style-name="P41"><text:tab/><text:tab/><text:tab/><text:tab/>; <text:s text:c="15"/>содержимое.</text:p>
      <text:p text:style-name="P41"><text:tab/><text:tab/><text:tab/><text:tab/>; *********************************************</text:p>
      <text:p text:style-name="P41"><text:tab/><text:tab/><text:tab/><text:tab/>*********************</text:p>
      <text:p text:style-name="P41"><text:tab/><text:tab/><text:tab/><text:tab/></text:p>
      <text:p text:style-name="P41"><text:tab/><text:tab/><text:tab/><text:tab/> <text:s text:c="2"/>DOSSEG <text:s text:c="37"/></text:p>
      <text:p text:style-name="P41"><text:tab/><text:tab/><text:tab/><text:tab/>; Задание сегментов под ДОС</text:p>
      <text:p text:style-name="P41"><text:tab/><text:tab/><text:tab/><text:tab/> <text:s text:c="2"/>.MODEL <text:s/>SMALL <text:s text:c="30"/></text:p>
      <text:p text:style-name="P41"><text:tab/><text:tab/><text:tab/><text:tab/>; Модель памяти-SMALL(Малая)</text:p>
      <text:p text:style-name="P41"><text:tab/><text:tab/><text:tab/><text:tab/> <text:s text:c="2"/>.STACK <text:s/>100h <text:s text:c="31"/></text:p>
      <text:p text:style-name="P41"><text:tab/><text:tab/><text:tab/><text:tab/>; Отвести под Стек 256 байт</text:p>
      <text:p text:style-name="P41"><text:tab/><text:tab/><text:tab/><text:tab/> <text:s text:c="2"/>.DATA <text:s text:c="38"/></text:p>
      <text:p text:style-name="P41"><text:tab/><text:tab/><text:tab/><text:tab/>; Начало сегмента данных</text:p>
      <text:p text:style-name="P41"><text:s/>0000<text:tab/><text:tab/><text:tab/><text:tab/>Greeting <text:s/>LABEL <text:s/>BYTE <text:s text:c="25"/></text:p>
      <text:p text:style-name="P41"><text:tab/><text:tab/><text:tab/><text:tab/>; Текст <text:s/>приветствия</text:p>
      <text:p text:style-name="P41"><text:s/>0000 <text:s/>82 A0 E1 20 AF E0<text:tab/> <text:s text:c="2"/>DB 'Вас приветствует ст.гр.0383 - Девятерико</text:p>
      <text:p text:style-name="P41"><text:tab/><text:tab/><text:tab/><text:tab/>в И.С.',13,10,'$'</text:p>
      <text:p text:style-name="P41"><text:s text:c="7"/>A8 A2 A5 E2 E1 E2<text:tab/></text:p>
      <text:p text:style-name="P41"><text:s text:c="7"/>A2 E3 A5 E2 20 E1<text:tab/></text:p>
      <text:p text:style-name="P41"><text:s text:c="7"/>E2 2E A3 E0 2E 30<text:tab/></text:p>
      <text:p text:style-name="P41"><text:s text:c="7"/>33 38 33 20 2D 20<text:tab/></text:p>
      <text:p text:style-name="P41"><text:s text:c="7"/>84 A5 A2 EF E2 A5<text:tab/></text:p>
      <text:p text:style-name="P41"><text:s text:c="7"/>E0 A8 AA AE A2 20<text:tab/></text:p>
      <text:p text:style-name="P41"><text:s text:c="7"/>88 2E 91 2E 0D 0A<text:tab/></text:p>
      <text:p text:style-name="P41"><text:s text:c="7"/>24<text:tab/><text:tab/><text:tab/></text:p>
      <text:p text:style-name="P41"><text:tab/><text:tab/><text:tab/><text:tab/> <text:s text:c="2"/>.CODE <text:s text:c="31"/>; Начал</text:p>
      <text:p text:style-name="P41"><text:tab/><text:tab/><text:tab/><text:tab/>о сегмента кода</text:p>
      <text:p text:style-name="P41"><text:soft-page-break/><text:s/>0000 <text:s/>B8 ---- R<text:tab/><text:tab/> <text:s text:c="2"/>mov <text:s/>ax, @data <text:s text:c="23"/>; Загр</text:p>
      <text:p text:style-name="P41"><text:tab/><text:tab/><text:tab/><text:tab/>узка в DS адреса начала</text:p>
      <text:p text:style-name="P41"><text:s/>0003 <text:s/>8E D8<text:tab/><text:tab/><text:tab/> <text:s text:c="2"/>mov <text:s/>ds, ax <text:s text:c="26"/>; сегм</text:p>
      <text:p text:style-name="P41"><text:tab/><text:tab/><text:tab/><text:tab/>ента данных</text:p>
      <text:p text:style-name="P41"><text:s/>0005 <text:s/>BA 0000 R<text:tab/><text:tab/> <text:s text:c="2"/>mov <text:s/>dx, OFFSET Greeting <text:s text:c="13"/>; Загр</text:p>
      <text:p text:style-name="P41"/>
      <text:p text:style-name="P45">#Microsoft (R) Macro Assembler Version 5.10 <text:s text:c="17"/>9/15/21 13:31:06</text:p>
      <text:p text:style-name="P41"><text:s text:c="61"/>Page <text:s text:c="4"/>1-2</text:p>
      <text:p text:style-name="P41"/>
      <text:p text:style-name="P41"/>
      <text:p text:style-name="P41"><text:tab/><text:tab/><text:tab/><text:tab/>узка в dx смещения</text:p>
      <text:p text:style-name="P41"><text:tab/><text:tab/><text:tab/><text:tab/> <text:s text:c="39"/>; адрес</text:p>
      <text:p text:style-name="P41"><text:tab/><text:tab/><text:tab/><text:tab/>а текста приветствия</text:p>
      <text:p text:style-name="P41"><text:s/>0008<text:tab/><text:tab/><text:tab/><text:tab/>DisplayGreeting:</text:p>
      <text:p text:style-name="P41"><text:s/>0008 <text:s/>B4 09<text:tab/><text:tab/><text:tab/> <text:s text:c="2"/>mov <text:s/>ah, 9 <text:s text:c="27"/>; # фу</text:p>
      <text:p text:style-name="P41"><text:tab/><text:tab/><text:tab/><text:tab/>нкции ДОС печати строки</text:p>
      <text:p text:style-name="P41"><text:s/>000A <text:s/>CD 21<text:tab/><text:tab/><text:tab/> <text:s text:c="2"/>int <text:s/>21h <text:s text:c="28"/>; вывод</text:p>
      <text:p text:style-name="P41"><text:tab/><text:tab/><text:tab/><text:tab/> на экран <text:s/>приветствия</text:p>
      <text:p text:style-name="P41"><text:s/>000C <text:s/>B4 4C<text:tab/><text:tab/><text:tab/> <text:s text:c="2"/>mov <text:s/>ah, 4ch <text:s text:c="25"/>; # фу</text:p>
      <text:p text:style-name="P41"><text:tab/><text:tab/><text:tab/><text:tab/>нкции ДОС завершения программы</text:p>
      <text:p text:style-name="P41"><text:s/>000E <text:s/>CD 21<text:tab/><text:tab/><text:tab/> <text:s text:c="2"/>int <text:s/>21h <text:s text:c="28"/>; завер</text:p>
      <text:p text:style-name="P41"><text:tab/><text:tab/><text:tab/><text:tab/>шение программы и выход в ДОС</text:p>
      <text:p text:style-name="P41"><text:tab/><text:tab/><text:tab/><text:tab/> <text:s text:c="2"/>END</text:p>
      <text:p text:style-name="P41"/>
      <text:p text:style-name="P45">#Microsoft (R) Macro Assembler Version 5.10 <text:s text:c="17"/>9/15/21 13:31:06</text:p>
      <text:p text:style-name="P41"><text:s text:c="61"/>Symbols-1</text:p>
      <text:p text:style-name="P41"/>
      <text:p text:style-name="P41"/>
      <text:p text:style-name="P41">Segments and Groups:</text:p>
      <text:p text:style-name="P41"/>
      <text:p text:style-name="P41"><text:s text:c="16"/>N a m e <text:s text:c="8"/><text:tab/>Length<text:tab/> Align<text:tab/>Combine Class</text:p>
      <text:p text:style-name="P41"/>
      <text:p text:style-name="P41">DGROUP . . . . . . . . . . . . . <text:s/><text:tab/>GROUP</text:p>
      <text:p text:style-name="P41"><text:s text:c="2"/>_DATA <text:s/>. . . . . . . . . . . . <text:s/><text:tab/>0031<text:tab/>WORD<text:tab/>PUBLIC<text:tab/>'DATA'</text:p>
      <text:p text:style-name="P41"><text:s text:c="2"/>STACK <text:s/>. . . . . . . . . . . . <text:s/><text:tab/>0100<text:tab/>PARA<text:tab/>STACK<text:tab/>'STACK'</text:p>
      <text:p text:style-name="P41">_TEXT <text:s/>. . . . . . . . . . . . . <text:s/><text:tab/>0010<text:tab/>WORD<text:tab/>PUBLIC<text:tab/>'CODE'</text:p>
      <text:p text:style-name="P41"/>
      <text:p text:style-name="P41">Symbols: <text:s text:c="11"/></text:p>
      <text:p text:style-name="P41"/>
      <text:p text:style-name="P41"><text:s text:c="16"/>N a m e <text:s text:c="8"/><text:tab/>Type<text:tab/> Value<text:tab/> Attr</text:p>
      <text:p text:style-name="P41"/>
      <text:p text:style-name="P41">DISPLAYGREETING <text:s/>. . . . . . . . <text:s/><text:tab/>L NEAR<text:tab/>0008<text:tab/>_TEXT</text:p>
      <text:p text:style-name="P41"/>
      <text:p text:style-name="P41">GREETING . . . . . . . . . . . . <text:s/><text:tab/>L BYTE<text:tab/>0000<text:tab/>_DATA</text:p>
      <text:p text:style-name="P41"/>
      <text:p text:style-name="P41">@CODE <text:s/>. . . . . . . . . . . . . <text:s/><text:tab/>TEXT <text:s/>_TEXT<text:tab/><text:tab/></text:p>
      <text:p text:style-name="P41">@CODESIZE <text:s/>. . . . . . . . . . . <text:s/><text:tab/>TEXT <text:s/>0<text:tab/><text:tab/></text:p>
      <text:p text:style-name="P41">@CPU . . . . . . . . . . . . . . <text:s/><text:tab/>TEXT <text:s/>0101h<text:tab/><text:tab/></text:p>
      <text:p text:style-name="P41">@DATASIZE <text:s/>. . . . . . . . . . . <text:s/><text:tab/>TEXT <text:s/>0<text:tab/><text:tab/></text:p>
      <text:p text:style-name="P41">@FILENAME <text:s/>. . . . . . . . . . . <text:s/><text:tab/>TEXT <text:s/>HELLO1<text:tab/><text:tab/></text:p>
      <text:p text:style-name="P41">@VERSION . . . . . . . . . . . . <text:s/><text:tab/>TEXT <text:s/>510<text:tab/><text:tab/></text:p>
      <text:p text:style-name="P41"/>
      <text:p text:style-name="P41"/>
      <text:p text:style-name="P41"><text:soft-page-break/><text:s text:c="5"/>33 Source <text:s/>Lines</text:p>
      <text:p text:style-name="P41"><text:s text:c="5"/>33 Total <text:s text:c="2"/>Lines</text:p>
      <text:p text:style-name="P41"><text:s text:c="5"/>19 Symbols</text:p>
      <text:p text:style-name="P41"/>
      <text:p text:style-name="P41"><text:s text:c="2"/>47994 + 461313 Bytes symbol space free</text:p>
      <text:p text:style-name="P41"/>
      <text:p text:style-name="P41"><text:s text:c="6"/>0 Warning Errors</text:p>
      <text:p text:style-name="P41"><text:s text:c="6"/>0 Severe <text:s/>Errors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6"><text:soft-page-break/>#Microsoft (R) Macro Assembler Version 5.10 <text:s text:c="17"/>9/15/21 13:31:52</text:p>
      <text:p text:style-name="P41"><text:s text:c="61"/>Page <text:s text:c="4"/>1-1</text:p>
      <text:p text:style-name="P41"/>
      <text:p text:style-name="P41"/>
      <text:p text:style-name="P41"><text:tab/><text:tab/><text:tab/><text:tab/>; HELLO2 - Учебная программа N2 <text:s/>лаб.раб.#1 по </text:p>
      <text:p text:style-name="P41"><text:tab/><text:tab/><text:tab/><text:tab/>дисциплине "Архитектура компьютера"</text:p>
      <text:p text:style-name="P41"><text:tab/><text:tab/><text:tab/><text:tab/>; <text:s text:c="9"/>Программа использует процедуру для п</text:p>
      <text:p text:style-name="P41"><text:tab/><text:tab/><text:tab/><text:tab/>ечати строки</text:p>
      <text:p text:style-name="P41"><text:tab/><text:tab/><text:tab/><text:tab/>;</text:p>
      <text:p text:style-name="P41"><text:tab/><text:tab/><text:tab/><text:tab/>; <text:s text:c="5"/>ТЕКСТ <text:s/>ПРОГРАММЫ</text:p>
      <text:p text:style-name="P41"><text:tab/><text:tab/><text:tab/><text:tab/></text:p>
      <text:p text:style-name="P41"><text:s/>= 0024<text:tab/><text:tab/><text:tab/><text:tab/>EOFLine <text:s/>EQU <text:s/>'$' <text:s text:c="8"/>; Определение символь</text:p>
      <text:p text:style-name="P41"><text:tab/><text:tab/><text:tab/><text:tab/>ной константы</text:p>
      <text:p text:style-name="P41"><text:tab/><text:tab/><text:tab/><text:tab/> <text:s text:c="25"/>; <text:s text:c="4"/>"Конец строки"</text:p>
      <text:p text:style-name="P41"><text:tab/><text:tab/><text:tab/><text:tab/></text:p>
      <text:p text:style-name="P41"><text:tab/><text:tab/><text:tab/><text:tab/>; Стек <text:s/>программы</text:p>
      <text:p text:style-name="P41"><text:tab/><text:tab/><text:tab/><text:tab/></text:p>
      <text:p text:style-name="P41"><text:tab/><text:tab/><text:tab/><text:tab/>ASSUME CS:CODE, SS:AStack</text:p>
      <text:p text:style-name="P41"><text:tab/><text:tab/><text:tab/><text:tab/></text:p>
      <text:p text:style-name="P41"><text:s/>0000<text:tab/><text:tab/><text:tab/><text:tab/>AStack <text:s text:c="3"/>SEGMENT <text:s/>STACK</text:p>
      <text:p text:style-name="P41"><text:s/>0000 <text:s/>000C[<text:tab/><text:tab/><text:tab/> <text:s text:c="9"/>DW 12 DUP(?) <text:s text:c="3"/>; Отводится 12 слов п</text:p>
      <text:p text:style-name="P41"><text:tab/><text:tab/><text:tab/><text:tab/>амяти</text:p>
      <text:p text:style-name="P41"><text:tab/> <text:s text:c="2"/>????<text:tab/><text:tab/><text:tab/></text:p>
      <text:p text:style-name="P41"><text:tab/><text:tab/><text:tab/> ]<text:tab/></text:p>
      <text:p text:style-name="P41"><text:tab/><text:tab/><text:tab/><text:tab/></text:p>
      <text:p text:style-name="P41"><text:s/>0018<text:tab/><text:tab/><text:tab/><text:tab/>AStack <text:s text:c="3"/>ENDS</text:p>
      <text:p text:style-name="P41"><text:soft-page-break/><text:tab/><text:tab/><text:tab/><text:tab/></text:p>
      <text:p text:style-name="P41"><text:tab/><text:tab/><text:tab/><text:tab/>; Данные программы</text:p>
      <text:p text:style-name="P41"><text:tab/><text:tab/><text:tab/><text:tab/></text:p>
      <text:p text:style-name="P41"><text:s/>0000<text:tab/><text:tab/><text:tab/><text:tab/>DATA <text:s text:c="5"/>SEGMENT</text:p>
      <text:p text:style-name="P41"><text:tab/><text:tab/><text:tab/><text:tab/></text:p>
      <text:p text:style-name="P41"><text:tab/><text:tab/><text:tab/><text:tab/>; <text:s/>Директивы описания данных</text:p>
      <text:p text:style-name="P41"><text:tab/><text:tab/><text:tab/><text:tab/></text:p>
      <text:p text:style-name="P41"><text:s/>0000 <text:s/>48 65 6C 6C 6F 20<text:tab/>HELLO <text:s text:c="4"/>DB 'Hello Worlds!', 0AH, 0DH,EOFLine</text:p>
      <text:p text:style-name="P41"><text:s text:c="7"/>57 6F 72 6C 64 73<text:tab/></text:p>
      <text:p text:style-name="P41"><text:s text:c="7"/>21 0A 0D 24<text:tab/><text:tab/></text:p>
      <text:p text:style-name="P41"><text:s/>0010 <text:s/>53 74 75 64 65 6E<text:tab/>GREETING <text:s/>DB 'Student from 0383 - Devyaterikov </text:p>
      <text:p text:style-name="P41"><text:tab/><text:tab/><text:tab/><text:tab/>Ilya$'</text:p>
      <text:p text:style-name="P41"><text:s text:c="7"/>74 20 66 72 6F 6D<text:tab/></text:p>
      <text:p text:style-name="P41"><text:s text:c="7"/>20 30 33 38 33 20<text:tab/></text:p>
      <text:p text:style-name="P41"><text:s text:c="7"/>2D 20 44 65 76 79<text:tab/></text:p>
      <text:p text:style-name="P41"><text:s text:c="7"/>61 74 65 72 69 6B<text:tab/></text:p>
      <text:p text:style-name="P41"><text:s text:c="7"/>6F 76 20 49 6C 79<text:tab/></text:p>
      <text:p text:style-name="P41"><text:s text:c="7"/>61 24<text:tab/><text:tab/><text:tab/></text:p>
      <text:p text:style-name="P41"><text:s/>0036<text:tab/><text:tab/><text:tab/><text:tab/>DATA <text:s text:c="5"/>ENDS</text:p>
      <text:p text:style-name="P41"><text:tab/><text:tab/><text:tab/><text:tab/></text:p>
      <text:p text:style-name="P41"><text:tab/><text:tab/><text:tab/><text:tab/>; Код программы</text:p>
      <text:p text:style-name="P41"><text:tab/><text:tab/><text:tab/><text:tab/></text:p>
      <text:p text:style-name="P41"><text:s/>0000<text:tab/><text:tab/><text:tab/><text:tab/>CODE <text:s text:c="5"/>SEGMENT</text:p>
      <text:p text:style-name="P41"><text:tab/><text:tab/><text:tab/><text:tab/>; Процедура печати строки</text:p>
      <text:p text:style-name="P41"><text:s/>0000<text:tab/><text:tab/><text:tab/><text:tab/>WriteMsg <text:s/>PROC <text:s/>NEAR</text:p>
      <text:p text:style-name="P41"><text:s/>0000 <text:s/>B4 09<text:tab/><text:tab/><text:tab/> <text:s text:c="9"/>mov <text:s text:c="2"/>AH,9</text:p>
      <text:p text:style-name="P41"><text:soft-page-break/><text:s/>0002 <text:s/>CD 21<text:tab/><text:tab/><text:tab/> <text:s text:c="9"/>int <text:s text:c="2"/>21h <text:s/>; Вызов функции DOS по пре</text:p>
      <text:p text:style-name="P41"><text:tab/><text:tab/><text:tab/><text:tab/>рыванию</text:p>
      <text:p text:style-name="P41"><text:s/>0004 <text:s/>C3<text:tab/><text:tab/><text:tab/> <text:s text:c="9"/>ret</text:p>
      <text:p text:style-name="P41"><text:s/>0005<text:tab/><text:tab/><text:tab/><text:tab/>WriteMsg <text:s/>ENDP</text:p>
      <text:p text:style-name="P41"><text:tab/><text:tab/><text:tab/><text:tab/></text:p>
      <text:p text:style-name="P41"><text:tab/><text:tab/><text:tab/><text:tab/>; Головная процедура</text:p>
      <text:p text:style-name="P41"/>
      <text:p text:style-name="P45">#Microsoft (R) Macro Assembler Version 5.10 <text:s text:c="17"/>9/15/21 13:31:52</text:p>
      <text:p text:style-name="P41"><text:s text:c="61"/>Page <text:s text:c="4"/>1-2</text:p>
      <text:p text:style-name="P41"/>
      <text:p text:style-name="P41"/>
      <text:p text:style-name="P41"><text:s/>0005<text:tab/><text:tab/><text:tab/><text:tab/>Main <text:s text:c="5"/>PROC <text:s/>FAR</text:p>
      <text:p text:style-name="P41"><text:s/>0005 <text:s/>1E<text:tab/><text:tab/><text:tab/> <text:s text:c="9"/>push <text:s/>DS <text:s text:c="6"/>;\ <text:s/>Сохранение адреса </text:p>
      <text:p text:style-name="P41"><text:tab/><text:tab/><text:tab/><text:tab/>начала PSP в стеке</text:p>
      <text:p text:style-name="P41"><text:s/>0006 <text:s/>2B C0<text:tab/><text:tab/><text:tab/> <text:s text:c="9"/>sub <text:s text:c="2"/>AX,AX <text:s text:c="3"/>; &gt; для последующего в</text:p>
      <text:p text:style-name="P41"><text:tab/><text:tab/><text:tab/><text:tab/>осстановления по</text:p>
      <text:p text:style-name="P41"><text:s/>0008 <text:s/>50<text:tab/><text:tab/><text:tab/> <text:s text:c="9"/>push <text:s/>AX <text:s text:c="6"/>;/ <text:s/>команде ret, завер</text:p>
      <text:p text:style-name="P41"><text:tab/><text:tab/><text:tab/><text:tab/>шающей процедуру.</text:p>
      <text:p text:style-name="P41"><text:s/>0009 <text:s/>B8 ---- R<text:tab/><text:tab/> <text:s text:c="9"/>mov <text:s text:c="2"/>AX,DATA <text:s text:c="12"/>; Загрузка </text:p>
      <text:p text:style-name="P41"><text:tab/><text:tab/><text:tab/><text:tab/>сегментного</text:p>
      <text:p text:style-name="P41"><text:s/>000C <text:s/>8E D8<text:tab/><text:tab/><text:tab/> <text:s text:c="9"/>mov <text:s text:c="2"/>DS,AX <text:s text:c="14"/>; регистра </text:p>
      <text:p text:style-name="P41"><text:tab/><text:tab/><text:tab/><text:tab/>данных.</text:p>
      <text:p text:style-name="P41"><text:s/>000E <text:s/>BA 0000 R<text:tab/><text:tab/> <text:s text:c="9"/>mov <text:s text:c="2"/>DX, OFFSET HELLO <text:s text:c="3"/>; Вывод на </text:p>
      <text:p text:style-name="P41"><text:tab/><text:tab/><text:tab/><text:tab/>экран первой</text:p>
      <text:p text:style-name="P41"><text:s/>0011 <text:s/>E8 0000 R<text:tab/><text:tab/> <text:s text:c="9"/>call <text:s/>WriteMsg <text:s text:c="11"/>; строки пр</text:p>
      <text:p text:style-name="P41"><text:tab/><text:tab/><text:tab/><text:tab/>иветствия.</text:p>
      <text:p text:style-name="P41"><text:s/>0014 <text:s/>BA 0010 R<text:tab/><text:tab/> <text:s text:c="9"/>mov <text:s text:c="2"/>DX, OFFSET GREETING ; Вывод на </text:p>
      <text:p text:style-name="P41"><text:tab/><text:tab/><text:tab/><text:tab/>экран второй</text:p>
      <text:p text:style-name="P41"><text:s/>0017 <text:s/>E8 0000 R<text:tab/><text:tab/> <text:s text:c="9"/>call <text:s/>WriteMsg <text:s text:c="11"/>; строки пр</text:p>
      <text:p text:style-name="P41"><text:tab/><text:tab/><text:tab/><text:tab/>иветствия.</text:p>
      <text:p text:style-name="P41"><text:s/>001A <text:s/>CB<text:tab/><text:tab/><text:tab/> <text:s text:c="9"/>ret <text:s text:c="22"/>; Выход в D</text:p>
      <text:p text:style-name="P41"><text:tab/><text:tab/><text:tab/><text:tab/>OS по команде,</text:p>
      <text:p text:style-name="P41"><text:tab/><text:tab/><text:tab/><text:tab/> <text:s text:c="35"/>; находящей</text:p>
      <text:p text:style-name="P41"><text:tab/><text:tab/><text:tab/><text:tab/>ся в 1-ом слове PSP.</text:p>
      <text:p text:style-name="P41"><text:s/>001B<text:tab/><text:tab/><text:tab/><text:tab/>Main <text:s text:c="5"/>ENDP</text:p>
      <text:p text:style-name="P41"><text:soft-page-break/><text:s/>001B<text:tab/><text:tab/><text:tab/><text:tab/>CODE <text:s text:c="5"/>ENDS</text:p>
      <text:p text:style-name="P41"><text:tab/><text:tab/><text:tab/><text:tab/> <text:s text:c="9"/>END Main</text:p>
      <text:p text:style-name="P41"/>
      <text:p text:style-name="P45">#Microsoft (R) Macro Assembler Version 5.10 <text:s text:c="17"/>9/15/21 13:31:52</text:p>
      <text:p text:style-name="P41"><text:s text:c="61"/>Symbols-1</text:p>
      <text:p text:style-name="P41"/>
      <text:p text:style-name="P41"/>
      <text:p text:style-name="P41">Segments and Groups:</text:p>
      <text:p text:style-name="P41"/>
      <text:p text:style-name="P41"><text:s text:c="16"/>N a m e <text:s text:c="8"/><text:tab/>Length<text:tab/> Align<text:tab/>Combine Class</text:p>
      <text:p text:style-name="P41"/>
      <text:p text:style-name="P41">ASTACK . . . . . . . . . . . . . <text:s/><text:tab/>0018<text:tab/>PARA<text:tab/>STACK<text:tab/></text:p>
      <text:p text:style-name="P41">CODE . . . . . . . . . . . . . . <text:s/><text:tab/>001B<text:tab/>PARA<text:tab/>NONE<text:tab/></text:p>
      <text:p text:style-name="P41">DATA . . . . . . . . . . . . . . <text:s/><text:tab/>0036<text:tab/>PARA<text:tab/>NONE<text:tab/></text:p>
      <text:p text:style-name="P41"/>
      <text:p text:style-name="P41">Symbols: <text:s text:c="11"/></text:p>
      <text:p text:style-name="P41"/>
      <text:p text:style-name="P41"><text:s text:c="16"/>N a m e <text:s text:c="8"/><text:tab/>Type<text:tab/> Value<text:tab/> Attr</text:p>
      <text:p text:style-name="P41"/>
      <text:p text:style-name="P41">EOFLINE <text:s/>. . . . . . . . . . . . <text:s/><text:tab/>NUMBER<text:tab/>0024<text:tab/></text:p>
      <text:p text:style-name="P41"/>
      <text:p text:style-name="P41">GREETING . . . . . . . . . . . . <text:s/><text:tab/>L BYTE<text:tab/>0010<text:tab/>DATA</text:p>
      <text:p text:style-name="P41"/>
      <text:p text:style-name="P41">HELLO <text:s/>. . . . . . . . . . . . . <text:s/><text:tab/>L BYTE<text:tab/>0000<text:tab/>DATA</text:p>
      <text:p text:style-name="P41"/>
      <text:p text:style-name="P41">MAIN . . . . . . . . . . . . . . <text:s/><text:tab/>F PROC<text:tab/>0005<text:tab/>CODE<text:tab/>Length = 0016</text:p>
      <text:p text:style-name="P41"/>
      <text:p text:style-name="P41">WRITEMSG . . . . . . . . . . . . <text:s/><text:tab/>N PROC<text:tab/>0000<text:tab/>CODE<text:tab/>Length = 0005</text:p>
      <text:p text:style-name="P41"/>
      <text:p text:style-name="P41">@CPU . . . . . . . . . . . . . . <text:s/><text:tab/>TEXT <text:s/>0101h<text:tab/><text:tab/></text:p>
      <text:p text:style-name="P41"><text:soft-page-break/>@FILENAME <text:s/>. . . . . . . . . . . <text:s/><text:tab/>TEXT <text:s/>HELLO2<text:tab/><text:tab/></text:p>
      <text:p text:style-name="P41">@VERSION . . . . . . . . . . . . <text:s/><text:tab/>TEXT <text:s/>510<text:tab/><text:tab/></text:p>
      <text:p text:style-name="P41"/>
      <text:p text:style-name="P41"/>
      <text:p text:style-name="P41"><text:s text:c="5"/>52 Source <text:s/>Lines</text:p>
      <text:p text:style-name="P41"><text:s text:c="5"/>52 Total <text:s text:c="2"/>Lines</text:p>
      <text:p text:style-name="P41"><text:s text:c="5"/>13 Symbols</text:p>
      <text:p text:style-name="P41"/>
      <text:p text:style-name="P41"><text:s text:c="2"/>48002 + 461305 Bytes symbol space free</text:p>
      <text:p text:style-name="P41"/>
      <text:p text:style-name="P41"><text:s text:c="6"/>0 Warning Errors</text:p>
      <text:p text:style-name="P41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4H33M15S</meta:editing-duration>
    <meta:editing-cycles>52</meta:editing-cycles>
    <meta:generator>LibreOffice/6.4.7.2$Linux_X86_64 LibreOffice_project/40$Build-2</meta:generator>
    <dc:date>2021-09-29T20:08:02.996742101</dc:date>
    <meta:document-statistic meta:table-count="3" meta:image-count="0" meta:object-count="0" meta:page-count="24" meta:paragraph-count="577" meta:word-count="2658" meta:character-count="17179" meta:non-whitespace-character-count="11484"/>
  </office:meta>
</office:document-meta>
</file>